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797.746" calcext:value-type="float">
            <text:p>4797.746</text:p>
          </table:table-cell>
          <table:table-cell table:formula="of:=MAX([$'qm-acc-energy-usage'.B:.B])" office:value-type="float" office:value="8432.64000000009" calcext:value-type="float">
            <text:p>8432.64000000009</text:p>
          </table:table-cell>
          <table:table-cell table:formula="of:=MAX([$'sa-exhaustive-acc-energy-usage'.B:.B])" office:value-type="float" office:value="5785.762" calcext:value-type="float">
            <text:p>5785.762</text:p>
          </table:table-cell>
          <table:table-cell table:formula="of:=MAX([$'sa-quick-acc-energy-usage'.B:.B])" office:value-type="float" office:value="6303.1704" calcext:value-type="float">
            <text:p>6303.1704</text:p>
          </table:table-cell>
          <table:table-cell table:formula="of:=[.C3]-[.A3]" office:value-type="float" office:value="988.016" calcext:value-type="float">
            <text:p>988.016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6.182796" calcext:value-type="float">
            <text:p>26.18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6.902796" calcext:value-type="float">
            <text:p>26.90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.622795" calcext:value-type="float">
            <text:p>27.6227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0.205597" calcext:value-type="float">
            <text:p>50.205597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72.7884" calcext:value-type="float">
            <text:p>72.788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5.3712" calcext:value-type="float">
            <text:p>95.371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954" calcext:value-type="float">
            <text:p>117.95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0.5368" calcext:value-type="float">
            <text:p>140.5368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63.1196" calcext:value-type="float">
            <text:p>163.11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84.98239" calcext:value-type="float">
            <text:p>184.98239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06.84518" calcext:value-type="float">
            <text:p>206.8451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1.58798" calcext:value-type="float">
            <text:p>231.58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3.02798" calcext:value-type="float">
            <text:p>233.0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55.61078" calcext:value-type="float">
            <text:p>255.6107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78.19357" calcext:value-type="float">
            <text:p>278.1935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0.77637" calcext:value-type="float">
            <text:p>300.77637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23.35916" calcext:value-type="float">
            <text:p>323.35916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345.94196" calcext:value-type="float">
            <text:p>345.9419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68.52475" calcext:value-type="float">
            <text:p>368.5247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391.10754" calcext:value-type="float">
            <text:p>391.10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.82755" calcext:value-type="float">
            <text:p>391.8275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92.54755" calcext:value-type="float">
            <text:p>392.5475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93.26755" calcext:value-type="float">
            <text:p>393.2675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93.98755" calcext:value-type="float">
            <text:p>393.9875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94.70755" calcext:value-type="float">
            <text:p>394.7075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95.42755" calcext:value-type="float">
            <text:p>395.4275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96.14755" calcext:value-type="float">
            <text:p>396.1475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96.86755" calcext:value-type="float">
            <text:p>396.8675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97.58755" calcext:value-type="float">
            <text:p>397.5875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99.02756" calcext:value-type="float">
            <text:p>399.0275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400.46756" calcext:value-type="float">
            <text:p>400.46756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401.90756" calcext:value-type="float">
            <text:p>401.90756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403.34756" calcext:value-type="float">
            <text:p>403.34756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404.78757" calcext:value-type="float">
            <text:p>404.78757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405.50757" calcext:value-type="float">
            <text:p>405.5075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6.94757" calcext:value-type="float">
            <text:p>406.94757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8.38757" calcext:value-type="float">
            <text:p>408.38757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09.10757" calcext:value-type="float">
            <text:p>409.1075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09.82758" calcext:value-type="float">
            <text:p>409.8275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10.54758" calcext:value-type="float">
            <text:p>410.5475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33.13037" calcext:value-type="float">
            <text:p>433.13037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455.71317" calcext:value-type="float">
            <text:p>455.7131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478.29596" calcext:value-type="float">
            <text:p>478.2959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00.87875" calcext:value-type="float">
            <text:p>500.8787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23.46155" calcext:value-type="float">
            <text:p>523.461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6.0443" calcext:value-type="float">
            <text:p>546.044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46.7643" calcext:value-type="float">
            <text:p>546.7643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47.48425" calcext:value-type="float">
            <text:p>547.4842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548.2042" calcext:value-type="float">
            <text:p>548.204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48.9242" calcext:value-type="float">
            <text:p>548.924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49.64417" calcext:value-type="float">
            <text:p>549.6441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50.36414" calcext:value-type="float">
            <text:p>550.3641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1.0841" calcext:value-type="float">
            <text:p>551.084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1.8041" calcext:value-type="float">
            <text:p>551.804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2.52405" calcext:value-type="float">
            <text:p>552.524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53.244" calcext:value-type="float">
            <text:p>553.2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53.964" calcext:value-type="float">
            <text:p>553.96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54.68396" calcext:value-type="float">
            <text:p>554.68396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55.40393" calcext:value-type="float">
            <text:p>555.40393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56.8439" calcext:value-type="float">
            <text:p>556.843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58.2838" calcext:value-type="float">
            <text:p>558.283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59.72375" calcext:value-type="float">
            <text:p>559.7237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61.1637" calcext:value-type="float">
            <text:p>561.1637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61.88367" calcext:value-type="float">
            <text:p>561.88367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62.60364" calcext:value-type="float">
            <text:p>562.603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63.3236" calcext:value-type="float">
            <text:p>563.3236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85.9064" calcext:value-type="float">
            <text:p>585.906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08.48914" calcext:value-type="float">
            <text:p>608.48914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31.0719" calcext:value-type="float">
            <text:p>631.0719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3.65466" calcext:value-type="float">
            <text:p>653.65466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76.2374" calcext:value-type="float">
            <text:p>676.2374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98.8202" calcext:value-type="float">
            <text:p>698.82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21.40295" calcext:value-type="float">
            <text:p>721.402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43.9857" calcext:value-type="float">
            <text:p>743.9857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6.5685" calcext:value-type="float">
            <text:p>766.568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68.0084" calcext:value-type="float">
            <text:p>768.008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69.44836" calcext:value-type="float">
            <text:p>769.4483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70.16833" calcext:value-type="float">
            <text:p>770.1683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70.8883" calcext:value-type="float">
            <text:p>770.888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93.47107" calcext:value-type="float">
            <text:p>793.4710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16.05383" calcext:value-type="float">
            <text:p>816.0538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838.6366" calcext:value-type="float">
            <text:p>838.636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861.21936" calcext:value-type="float">
            <text:p>861.2193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883.8021" calcext:value-type="float">
            <text:p>883.80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06.3849" calcext:value-type="float">
            <text:p>906.38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28.96765" calcext:value-type="float">
            <text:p>928.9676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51.5504" calcext:value-type="float">
            <text:p>951.5504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74.1332" calcext:value-type="float">
            <text:p>974.133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96.71594" calcext:value-type="float">
            <text:p>996.71594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97.4359" calcext:value-type="float">
            <text:p>997.4359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98.1559" calcext:value-type="float">
            <text:p>998.155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98.87585" calcext:value-type="float">
            <text:p>998.8758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99.5958" calcext:value-type="float">
            <text:p>999.595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3158" calcext:value-type="float">
            <text:p>1000.31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01.03577" calcext:value-type="float">
            <text:p>1001.0357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1.75574" calcext:value-type="float">
            <text:p>1001.7557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2.4757" calcext:value-type="float">
            <text:p>1002.475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4.6356" calcext:value-type="float">
            <text:p>1004.635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6.79553" calcext:value-type="float">
            <text:p>1006.795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09.6754" calcext:value-type="float">
            <text:p>1009.67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12.5553" calcext:value-type="float">
            <text:p>1012.555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15.4352" calcext:value-type="float">
            <text:p>1015.435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17.5951" calcext:value-type="float">
            <text:p>1017.595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19.755" calcext:value-type="float">
            <text:p>1019.75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021.9149" calcext:value-type="float">
            <text:p>1021.91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024.0748" calcext:value-type="float">
            <text:p>1024.0748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25.5148" calcext:value-type="float">
            <text:p>1025.514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48.8175" calcext:value-type="float">
            <text:p>1048.817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72.1202" calcext:value-type="float">
            <text:p>1072.120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95.423" calcext:value-type="float">
            <text:p>1095.4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119.4457" calcext:value-type="float">
            <text:p>1119.4457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43.4684" calcext:value-type="float">
            <text:p>1143.4684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167.4911" calcext:value-type="float">
            <text:p>1167.491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90.7938" calcext:value-type="float">
            <text:p>1190.793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15.5365" calcext:value-type="float">
            <text:p>1215.536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40.2792" calcext:value-type="float">
            <text:p>1240.279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65.0219" calcext:value-type="float">
            <text:p>1265.021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9.0446" calcext:value-type="float">
            <text:p>1289.0446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2045" calcext:value-type="float">
            <text:p>1291.204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3.3644" calcext:value-type="float">
            <text:p>1293.36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96.2443" calcext:value-type="float">
            <text:p>1296.2443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298.4042" calcext:value-type="float">
            <text:p>1298.404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00.5641" calcext:value-type="float">
            <text:p>1300.564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24.5868" calcext:value-type="float">
            <text:p>1324.586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48.6095" calcext:value-type="float">
            <text:p>1348.60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72.6322" calcext:value-type="float">
            <text:p>1372.632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95.9349" calcext:value-type="float">
            <text:p>1395.9349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419.2377" calcext:value-type="float">
            <text:p>1419.237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42.5404" calcext:value-type="float">
            <text:p>1442.540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65.8431" calcext:value-type="float">
            <text:p>1465.843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89.1459" calcext:value-type="float">
            <text:p>1489.145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12.4486" calcext:value-type="float">
            <text:p>1512.4486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35.7513" calcext:value-type="float">
            <text:p>1535.7513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59.0541" calcext:value-type="float">
            <text:p>1559.054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82.3568" calcext:value-type="float">
            <text:p>1582.356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583.7968" calcext:value-type="float">
            <text:p>1583.796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585.2367" calcext:value-type="float">
            <text:p>1585.236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8.5394" calcext:value-type="float">
            <text:p>1608.539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53.705" calcext:value-type="float">
            <text:p>1653.70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98.8705" calcext:value-type="float">
            <text:p>1698.87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744.036" calcext:value-type="float">
            <text:p>1744.0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789.2015" calcext:value-type="float">
            <text:p>1789.201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34.3671" calcext:value-type="float">
            <text:p>1834.367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79.5326" calcext:value-type="float">
            <text:p>1879.532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924.6981" calcext:value-type="float">
            <text:p>1924.6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9.8636" calcext:value-type="float">
            <text:p>1969.8636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993.1664" calcext:value-type="float">
            <text:p>1993.166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016.4691" calcext:value-type="float">
            <text:p>2016.469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039.0519" calcext:value-type="float">
            <text:p>2039.051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061.6348" calcext:value-type="float">
            <text:p>2061.634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062.3547" calcext:value-type="float">
            <text:p>2062.354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063.0747" calcext:value-type="float">
            <text:p>2063.074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085.6575" calcext:value-type="float">
            <text:p>2085.657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086.3774" calcext:value-type="float">
            <text:p>2086.3774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087.0974" calcext:value-type="float">
            <text:p>2087.097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087.8174" calcext:value-type="float">
            <text:p>2087.8174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088.5374" calcext:value-type="float">
            <text:p>2088.5374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089.2573" calcext:value-type="float">
            <text:p>2089.2573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089.9773" calcext:value-type="float">
            <text:p>2089.977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090.6973" calcext:value-type="float">
            <text:p>2090.697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091.4172" calcext:value-type="float">
            <text:p>2091.4172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092.1372" calcext:value-type="float">
            <text:p>2092.137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092.8572" calcext:value-type="float">
            <text:p>2092.857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115.44" calcext:value-type="float">
            <text:p>2115.44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116.16" calcext:value-type="float">
            <text:p>2116.16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138.7427" calcext:value-type="float">
            <text:p>2138.7427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161.3254" calcext:value-type="float">
            <text:p>2161.325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162.0454" calcext:value-type="float">
            <text:p>2162.0454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162.7654" calcext:value-type="float">
            <text:p>2162.765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163.4854" calcext:value-type="float">
            <text:p>2163.48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164.2053" calcext:value-type="float">
            <text:p>2164.2053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164.9253" calcext:value-type="float">
            <text:p>2164.925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165.6453" calcext:value-type="float">
            <text:p>2165.6453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166.3652" calcext:value-type="float">
            <text:p>2166.365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167.0852" calcext:value-type="float">
            <text:p>2167.085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167.8052" calcext:value-type="float">
            <text:p>2167.805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169.245" calcext:value-type="float">
            <text:p>2169.24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170.685" calcext:value-type="float">
            <text:p>2170.68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72.125" calcext:value-type="float">
            <text:p>2172.12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73.565" calcext:value-type="float">
            <text:p>2173.56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75.005" calcext:value-type="float">
            <text:p>2175.00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76.4448" calcext:value-type="float">
            <text:p>2176.4448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99.0276" calcext:value-type="float">
            <text:p>2199.02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21.6104" calcext:value-type="float">
            <text:p>2221.61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44.193" calcext:value-type="float">
            <text:p>2244.19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66.776" calcext:value-type="float">
            <text:p>2266.77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67.4958" calcext:value-type="float">
            <text:p>2267.495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68.2158" calcext:value-type="float">
            <text:p>2268.215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68.9358" calcext:value-type="float">
            <text:p>2268.935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69.6558" calcext:value-type="float">
            <text:p>2269.6558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70.3757" calcext:value-type="float">
            <text:p>2270.3757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1.0957" calcext:value-type="float">
            <text:p>2271.095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1.8157" calcext:value-type="float">
            <text:p>2271.815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273.2556" calcext:value-type="float">
            <text:p>2273.255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274.6956" calcext:value-type="float">
            <text:p>2274.69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76.1355" calcext:value-type="float">
            <text:p>2276.135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277.5754" calcext:value-type="float">
            <text:p>2277.575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279.0154" calcext:value-type="float">
            <text:p>2279.015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280.4553" calcext:value-type="float">
            <text:p>2280.4553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281.8953" calcext:value-type="float">
            <text:p>2281.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284.0552" calcext:value-type="float">
            <text:p>2284.055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285.495" calcext:value-type="float">
            <text:p>2285.4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287.655" calcext:value-type="float">
            <text:p>2287.65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289.815" calcext:value-type="float">
            <text:p>2289.815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292.6948" calcext:value-type="float">
            <text:p>2292.6948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295.5747" calcext:value-type="float">
            <text:p>2295.57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298.4546" calcext:value-type="float">
            <text:p>2298.45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300.6145" calcext:value-type="float">
            <text:p>2300.614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302.7744" calcext:value-type="float">
            <text:p>2302.774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304.9343" calcext:value-type="float">
            <text:p>2304.934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307.0942" calcext:value-type="float">
            <text:p>2307.0942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309.2542" calcext:value-type="float">
            <text:p>2309.254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311.414" calcext:value-type="float">
            <text:p>2311.41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313.574" calcext:value-type="float">
            <text:p>2313.57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315.734" calcext:value-type="float">
            <text:p>2315.73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317.8938" calcext:value-type="float">
            <text:p>2317.8938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320.0537" calcext:value-type="float">
            <text:p>2320.0537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323.6536" calcext:value-type="float">
            <text:p>2323.6536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327.2534" calcext:value-type="float">
            <text:p>2327.2534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330.8533" calcext:value-type="float">
            <text:p>2330.85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34.4531" calcext:value-type="float">
            <text:p>2334.453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337.333" calcext:value-type="float">
            <text:p>2337.333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340.213" calcext:value-type="float">
            <text:p>2340.21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343.0928" calcext:value-type="float">
            <text:p>2343.092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345.2527" calcext:value-type="float">
            <text:p>2345.252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347.4126" calcext:value-type="float">
            <text:p>2347.412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349.5725" calcext:value-type="float">
            <text:p>2349.572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351.7324" calcext:value-type="float">
            <text:p>2351.7324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353.8923" calcext:value-type="float">
            <text:p>2353.8923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356.0522" calcext:value-type="float">
            <text:p>2356.052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358.2122" calcext:value-type="float">
            <text:p>2358.2122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360.372" calcext:value-type="float">
            <text:p>2360.37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361.812" calcext:value-type="float">
            <text:p>2361.81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363.252" calcext:value-type="float">
            <text:p>2363.25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364.692" calcext:value-type="float">
            <text:p>2364.69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366.1318" calcext:value-type="float">
            <text:p>2366.13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368.2917" calcext:value-type="float">
            <text:p>2368.291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370.4517" calcext:value-type="float">
            <text:p>2370.4517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371.8916" calcext:value-type="float">
            <text:p>2371.891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373.3315" calcext:value-type="float">
            <text:p>2373.331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374.7715" calcext:value-type="float">
            <text:p>2374.77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376.2114" calcext:value-type="float">
            <text:p>2376.2114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377.6514" calcext:value-type="float">
            <text:p>2377.651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379.0913" calcext:value-type="float">
            <text:p>2379.091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380.5313" calcext:value-type="float">
            <text:p>2380.531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381.9712" calcext:value-type="float">
            <text:p>2381.971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382.6912" calcext:value-type="float">
            <text:p>2382.6912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2384.131" calcext:value-type="float">
            <text:p>2384.13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2385.571" calcext:value-type="float">
            <text:p>2385.57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2387.011" calcext:value-type="float">
            <text:p>2387.01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88.451" calcext:value-type="float">
            <text:p>2388.45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2389.8909" calcext:value-type="float">
            <text:p>2389.890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2391.3308" calcext:value-type="float">
            <text:p>2391.3308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2392.7708" calcext:value-type="float">
            <text:p>2392.7708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2416.0735" calcext:value-type="float">
            <text:p>2416.073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439.3762" calcext:value-type="float">
            <text:p>2439.3762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2462.679" calcext:value-type="float">
            <text:p>2462.67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2486.7017" calcext:value-type="float">
            <text:p>2486.7017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2510.7244" calcext:value-type="float">
            <text:p>2510.7244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2534.747" calcext:value-type="float">
            <text:p>2534.74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558.7698" calcext:value-type="float">
            <text:p>2558.7698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2604.6553" calcext:value-type="float">
            <text:p>2604.655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2650.5408" calcext:value-type="float">
            <text:p>2650.540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2696.4263" calcext:value-type="float">
            <text:p>2696.4263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2741.5918" calcext:value-type="float">
            <text:p>2741.591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764.8945" calcext:value-type="float">
            <text:p>2764.894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2766.3345" calcext:value-type="float">
            <text:p>2766.3345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2767.7744" calcext:value-type="float">
            <text:p>2767.774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2769.2144" calcext:value-type="float">
            <text:p>2769.2144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2770.6543" calcext:value-type="float">
            <text:p>2770.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2.0942" calcext:value-type="float">
            <text:p>2772.09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2773.5342" calcext:value-type="float">
            <text:p>2773.5342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2774.974" calcext:value-type="float">
            <text:p>2774.97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2776.414" calcext:value-type="float">
            <text:p>2776.414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2777.854" calcext:value-type="float">
            <text:p>2777.8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779.294" calcext:value-type="float">
            <text:p>2779.29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2780.734" calcext:value-type="float">
            <text:p>2780.7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2782.1738" calcext:value-type="float">
            <text:p>2782.173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2783.6138" calcext:value-type="float">
            <text:p>2783.6138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2785.0537" calcext:value-type="float">
            <text:p>2785.05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786.4937" calcext:value-type="float">
            <text:p>2786.49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2788.6536" calcext:value-type="float">
            <text:p>2788.653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2791.5334" calcext:value-type="float">
            <text:p>2791.533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794.4133" calcext:value-type="float">
            <text:p>2794.4133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797.2932" calcext:value-type="float">
            <text:p>2797.293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800.173" calcext:value-type="float">
            <text:p>2800.17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803.053" calcext:value-type="float">
            <text:p>2803.053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805.9329" calcext:value-type="float">
            <text:p>2805.9329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808.8127" calcext:value-type="float">
            <text:p>2808.81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811.6926" calcext:value-type="float">
            <text:p>2811.692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814.5725" calcext:value-type="float">
            <text:p>2814.572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817.4524" calcext:value-type="float">
            <text:p>2817.452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820.3323" calcext:value-type="float">
            <text:p>2820.33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823.2122" calcext:value-type="float">
            <text:p>2823.212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826.092" calcext:value-type="float">
            <text:p>2826.09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850.8347" calcext:value-type="float">
            <text:p>2850.8347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853.7146" calcext:value-type="float">
            <text:p>2853.714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878.4573" calcext:value-type="float">
            <text:p>2878.4573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903.2" calcext:value-type="float">
            <text:p>2903.2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927.9426" calcext:value-type="float">
            <text:p>2927.942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52.6853" calcext:value-type="float">
            <text:p>2952.68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977.428" calcext:value-type="float">
            <text:p>2977.428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002.1707" calcext:value-type="float">
            <text:p>3002.170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026.9133" calcext:value-type="float">
            <text:p>3026.9133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051.656" calcext:value-type="float">
            <text:p>3051.65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76.3987" calcext:value-type="float">
            <text:p>3076.39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101.1414" calcext:value-type="float">
            <text:p>3101.141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103.3013" calcext:value-type="float">
            <text:p>3103.301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105.4612" calcext:value-type="float">
            <text:p>3105.461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107.621" calcext:value-type="float">
            <text:p>3107.62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109.781" calcext:value-type="float">
            <text:p>3109.781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112.661" calcext:value-type="float">
            <text:p>3112.66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115.5408" calcext:value-type="float">
            <text:p>3115.5408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118.4207" calcext:value-type="float">
            <text:p>3118.4207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121.3005" calcext:value-type="float">
            <text:p>3121.300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124.1804" calcext:value-type="float">
            <text:p>3124.180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127.0603" calcext:value-type="float">
            <text:p>3127.060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129.9402" calcext:value-type="float">
            <text:p>3129.940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132.82" calcext:value-type="float">
            <text:p>3132.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134.98" calcext:value-type="float">
            <text:p>3134.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137.14" calcext:value-type="float">
            <text:p>3137.14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140.0198" calcext:value-type="float">
            <text:p>3140.01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142.8997" calcext:value-type="float">
            <text:p>3142.8997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145.7795" calcext:value-type="float">
            <text:p>3145.7795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147.9395" calcext:value-type="float">
            <text:p>3147.9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150.0994" calcext:value-type="float">
            <text:p>3150.09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152.2593" calcext:value-type="float">
            <text:p>3152.25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154.4192" calcext:value-type="float">
            <text:p>3154.41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156.579" calcext:value-type="float">
            <text:p>3156.57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158.739" calcext:value-type="float">
            <text:p>3158.73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160.899" calcext:value-type="float">
            <text:p>3160.899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163.0588" calcext:value-type="float">
            <text:p>3163.0588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165.2188" calcext:value-type="float">
            <text:p>3165.2188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167.3787" calcext:value-type="float">
            <text:p>3167.3787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169.5386" calcext:value-type="float">
            <text:p>3169.53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171.6985" calcext:value-type="float">
            <text:p>3171.6985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173.8584" calcext:value-type="float">
            <text:p>3173.858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176.0183" calcext:value-type="float">
            <text:p>3176.018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178.1782" calcext:value-type="float">
            <text:p>3178.17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180.3381" calcext:value-type="float">
            <text:p>3180.338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83.218" calcext:value-type="float">
            <text:p>3183.21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185.378" calcext:value-type="float">
            <text:p>3185.37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187.5378" calcext:value-type="float">
            <text:p>3187.53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189.6978" calcext:value-type="float">
            <text:p>3189.697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192.5776" calcext:value-type="float">
            <text:p>3192.57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194.7375" calcext:value-type="float">
            <text:p>3194.73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196.8975" calcext:value-type="float">
            <text:p>3196.89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199.0574" calcext:value-type="float">
            <text:p>3199.05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201.2173" calcext:value-type="float">
            <text:p>3201.21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203.3772" calcext:value-type="float">
            <text:p>3203.37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205.537" calcext:value-type="float">
            <text:p>3205.53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207.697" calcext:value-type="float">
            <text:p>3207.69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209.857" calcext:value-type="float">
            <text:p>3209.85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211.2969" calcext:value-type="float">
            <text:p>3211.29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212.7368" calcext:value-type="float">
            <text:p>3212.73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214.1768" calcext:value-type="float">
            <text:p>3214.17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215.6167" calcext:value-type="float">
            <text:p>3215.6167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217.0566" calcext:value-type="float">
            <text:p>3217.0566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219.2166" calcext:value-type="float">
            <text:p>3219.2166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221.3765" calcext:value-type="float">
            <text:p>3221.37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223.5364" calcext:value-type="float">
            <text:p>3223.5364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246.839" calcext:value-type="float">
            <text:p>3246.839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248.279" calcext:value-type="float">
            <text:p>3248.2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249.719" calcext:value-type="float">
            <text:p>3249.719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251.159" calcext:value-type="float">
            <text:p>3251.15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251.879" calcext:value-type="float">
            <text:p>3251.879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252.5989" calcext:value-type="float">
            <text:p>3252.598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253.3188" calcext:value-type="float">
            <text:p>3253.318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254.0388" calcext:value-type="float">
            <text:p>3254.0388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254.7588" calcext:value-type="float">
            <text:p>3254.758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255.4788" calcext:value-type="float">
            <text:p>3255.4788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256.9187" calcext:value-type="float">
            <text:p>3256.918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258.3586" calcext:value-type="float">
            <text:p>3258.358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259.7986" calcext:value-type="float">
            <text:p>3259.798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261.2385" calcext:value-type="float">
            <text:p>3261.238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262.6785" calcext:value-type="float">
            <text:p>3262.67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264.1184" calcext:value-type="float">
            <text:p>3264.118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265.5583" calcext:value-type="float">
            <text:p>3265.5583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266.9983" calcext:value-type="float">
            <text:p>3266.9983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268.4382" calcext:value-type="float">
            <text:p>3268.4382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269.1582" calcext:value-type="float">
            <text:p>3269.158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269.8782" calcext:value-type="float">
            <text:p>3269.8782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292.461" calcext:value-type="float">
            <text:p>3292.46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315.0437" calcext:value-type="float">
            <text:p>3315.043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337.6265" calcext:value-type="float">
            <text:p>3337.626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338.3464" calcext:value-type="float">
            <text:p>3338.34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339.0664" calcext:value-type="float">
            <text:p>3339.066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339.7864" calcext:value-type="float">
            <text:p>3339.7864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340.5063" calcext:value-type="float">
            <text:p>3340.506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341.2263" calcext:value-type="float">
            <text:p>3341.226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341.9463" calcext:value-type="float">
            <text:p>3341.946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342.6663" calcext:value-type="float">
            <text:p>3342.666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365.249" calcext:value-type="float">
            <text:p>3365.249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388.5518" calcext:value-type="float">
            <text:p>3388.5518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11.8545" calcext:value-type="float">
            <text:p>3411.8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.1572" calcext:value-type="float">
            <text:p>3435.1572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58.46" calcext:value-type="float">
            <text:p>3458.46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82.4827" calcext:value-type="float">
            <text:p>3482.4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84.6426" calcext:value-type="float">
            <text:p>3484.642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486.8025" calcext:value-type="float">
            <text:p>3486.802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488.2424" calcext:value-type="float">
            <text:p>3488.2424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489.6824" calcext:value-type="float">
            <text:p>3489.682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491.1223" calcext:value-type="float">
            <text:p>3491.122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492.5623" calcext:value-type="float">
            <text:p>3492.562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494.0022" calcext:value-type="float">
            <text:p>3494.002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495.4421" calcext:value-type="float">
            <text:p>3495.442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496.882" calcext:value-type="float">
            <text:p>3496.882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499.042" calcext:value-type="float">
            <text:p>3499.04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01.202" calcext:value-type="float">
            <text:p>3501.202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03.3618" calcext:value-type="float">
            <text:p>3503.3618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05.5217" calcext:value-type="float">
            <text:p>3505.521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07.6816" calcext:value-type="float">
            <text:p>3507.6816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09.8416" calcext:value-type="float">
            <text:p>3509.8416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12.0015" calcext:value-type="float">
            <text:p>3512.0015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14.1614" calcext:value-type="float">
            <text:p>3514.1614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16.3213" calcext:value-type="float">
            <text:p>3516.3213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18.4812" calcext:value-type="float">
            <text:p>3518.48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20.641" calcext:value-type="float">
            <text:p>3520.64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22.801" calcext:value-type="float">
            <text:p>3522.801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24.961" calcext:value-type="float">
            <text:p>3524.9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27.1208" calcext:value-type="float">
            <text:p>3527.1208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29.2808" calcext:value-type="float">
            <text:p>3529.280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31.4407" calcext:value-type="float">
            <text:p>3531.44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33.6006" calcext:value-type="float">
            <text:p>3533.600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35.0405" calcext:value-type="float">
            <text:p>3535.04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537.2004" calcext:value-type="float">
            <text:p>3537.200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539.3604" calcext:value-type="float">
            <text:p>3539.3604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541.5203" calcext:value-type="float">
            <text:p>3541.5203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543.6802" calcext:value-type="float">
            <text:p>3543.6802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545.12" calcext:value-type="float">
            <text:p>3545.1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546.56" calcext:value-type="float">
            <text:p>3546.56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549.44" calcext:value-type="float">
            <text:p>3549.4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550.16" calcext:value-type="float">
            <text:p>3550.1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550.88" calcext:value-type="float">
            <text:p>3550.8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551.5999" calcext:value-type="float">
            <text:p>3551.5999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552.3198" calcext:value-type="float">
            <text:p>3552.319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553.0398" calcext:value-type="float">
            <text:p>3553.039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553.7598" calcext:value-type="float">
            <text:p>3553.759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554.4797" calcext:value-type="float">
            <text:p>3554.479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555.1997" calcext:value-type="float">
            <text:p>3555.199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555.9197" calcext:value-type="float">
            <text:p>3555.919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556.6396" calcext:value-type="float">
            <text:p>3556.639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557.3596" calcext:value-type="float">
            <text:p>3557.359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558.0796" calcext:value-type="float">
            <text:p>3558.079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558.7996" calcext:value-type="float">
            <text:p>3558.799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559.5195" calcext:value-type="float">
            <text:p>3559.51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560.2395" calcext:value-type="float">
            <text:p>3560.23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560.9595" calcext:value-type="float">
            <text:p>3560.95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561.6794" calcext:value-type="float">
            <text:p>3561.679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562.3994" calcext:value-type="float">
            <text:p>3562.3994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563.1194" calcext:value-type="float">
            <text:p>3563.1194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563.8394" calcext:value-type="float">
            <text:p>3563.839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564.5593" calcext:value-type="float">
            <text:p>3564.5593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565.2793" calcext:value-type="float">
            <text:p>3565.279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565.9993" calcext:value-type="float">
            <text:p>3565.9993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566.7192" calcext:value-type="float">
            <text:p>3566.7192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568.1592" calcext:value-type="float">
            <text:p>3568.1592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569.599" calcext:value-type="float">
            <text:p>3569.599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571.039" calcext:value-type="float">
            <text:p>3571.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572.479" calcext:value-type="float">
            <text:p>3572.47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573.919" calcext:value-type="float">
            <text:p>3573.919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575.359" calcext:value-type="float">
            <text:p>3575.359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576.7988" calcext:value-type="float">
            <text:p>3576.798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578.2388" calcext:value-type="float">
            <text:p>3578.238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579.6787" calcext:value-type="float">
            <text:p>3579.678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581.1187" calcext:value-type="float">
            <text:p>3581.118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582.5586" calcext:value-type="float">
            <text:p>3582.558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583.9985" calcext:value-type="float">
            <text:p>3583.998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585.4385" calcext:value-type="float">
            <text:p>3585.43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86.8784" calcext:value-type="float">
            <text:p>3586.8784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588.3184" calcext:value-type="float">
            <text:p>3588.318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589.7583" calcext:value-type="float">
            <text:p>3589.758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591.1982" calcext:value-type="float">
            <text:p>3591.198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592.6382" calcext:value-type="float">
            <text:p>3592.6382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594.798" calcext:value-type="float">
            <text:p>3594.798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596.958" calcext:value-type="float">
            <text:p>3596.958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599.118" calcext:value-type="float">
            <text:p>3599.118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601.2778" calcext:value-type="float">
            <text:p>3601.277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603.4377" calcext:value-type="float">
            <text:p>3603.437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605.5977" calcext:value-type="float">
            <text:p>3605.5977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607.7576" calcext:value-type="float">
            <text:p>3607.7576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609.9175" calcext:value-type="float">
            <text:p>3609.917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612.0774" calcext:value-type="float">
            <text:p>3612.0774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614.2373" calcext:value-type="float">
            <text:p>3614.237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616.3972" calcext:value-type="float">
            <text:p>3616.3972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618.5571" calcext:value-type="float">
            <text:p>3618.557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620.717" calcext:value-type="float">
            <text:p>3620.71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622.877" calcext:value-type="float">
            <text:p>3622.87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625.0369" calcext:value-type="float">
            <text:p>3625.0369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627.1968" calcext:value-type="float">
            <text:p>3627.196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629.3567" calcext:value-type="float">
            <text:p>3629.3567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632.2366" calcext:value-type="float">
            <text:p>3632.2366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635.1165" calcext:value-type="float">
            <text:p>3635.1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637.2764" calcext:value-type="float">
            <text:p>3637.276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39.4363" calcext:value-type="float">
            <text:p>3639.436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640.8762" calcext:value-type="float">
            <text:p>3640.8762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664.179" calcext:value-type="float">
            <text:p>3664.1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687.4817" calcext:value-type="float">
            <text:p>3687.481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710.7844" calcext:value-type="float">
            <text:p>3710.784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734.0872" calcext:value-type="float">
            <text:p>3734.0872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757.39" calcext:value-type="float">
            <text:p>3757.39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780.6926" calcext:value-type="float">
            <text:p>3780.692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03.9954" calcext:value-type="float">
            <text:p>3803.9954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27.298" calcext:value-type="float">
            <text:p>3827.29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50.6008" calcext:value-type="float">
            <text:p>3850.600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73.9036" calcext:value-type="float">
            <text:p>3873.903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97.9263" calcext:value-type="float">
            <text:p>3897.92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9.3662" calcext:value-type="float">
            <text:p>3899.3662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900.8062" calcext:value-type="float">
            <text:p>3900.80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902.246" calcext:value-type="float">
            <text:p>3902.24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2.966" calcext:value-type="float">
            <text:p>3902.9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686" calcext:value-type="float">
            <text:p>3903.68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126" calcext:value-type="float">
            <text:p>3905.126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6.566" calcext:value-type="float">
            <text:p>3906.566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4458" calcext:value-type="float">
            <text:p>3909.445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2.3257" calcext:value-type="float">
            <text:p>3912.325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5.2056" calcext:value-type="float">
            <text:p>3915.205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7.3655" calcext:value-type="float">
            <text:p>3917.3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20.9653" calcext:value-type="float">
            <text:p>3920.9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23.8452" calcext:value-type="float">
            <text:p>3923.8452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27.445" calcext:value-type="float">
            <text:p>3927.44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31.045" calcext:value-type="float">
            <text:p>3931.04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34.6448" calcext:value-type="float">
            <text:p>3934.6448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38.2446" calcext:value-type="float">
            <text:p>3938.244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41.8445" calcext:value-type="float">
            <text:p>3941.84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67.3071" calcext:value-type="float">
            <text:p>3967.307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92.7698" calcext:value-type="float">
            <text:p>3992.769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017.5125" calcext:value-type="float">
            <text:p>4017.512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042.2551" calcext:value-type="float">
            <text:p>4042.255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066.9978" calcext:value-type="float">
            <text:p>4066.9978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091.7405" calcext:value-type="float">
            <text:p>4091.74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116.484" calcext:value-type="float">
            <text:p>4116.48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141.2275" calcext:value-type="float">
            <text:p>4141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166.6914" calcext:value-type="float">
            <text:p>4166.691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191.435" calcext:value-type="float">
            <text:p>4191.43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16.899" calcext:value-type="float">
            <text:p>4216.899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0.5" calcext:value-type="float">
            <text:p>4220.5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4.101" calcext:value-type="float">
            <text:p>4224.101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982" calcext:value-type="float">
            <text:p>4226.982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9.863" calcext:value-type="float">
            <text:p>4229.863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2.0234" calcext:value-type="float">
            <text:p>4232.0234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4.184" calcext:value-type="float">
            <text:p>4234.184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6.3447" calcext:value-type="float">
            <text:p>4236.344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8.5054" calcext:value-type="float">
            <text:p>4238.50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41.386" calcext:value-type="float">
            <text:p>4241.38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4.267" calcext:value-type="float">
            <text:p>4244.26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6.4277" calcext:value-type="float">
            <text:p>4246.427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9.3086" calcext:value-type="float">
            <text:p>4249.308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52.1895" calcext:value-type="float">
            <text:p>4252.189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55.0703" calcext:value-type="float">
            <text:p>4255.07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7.231" calcext:value-type="float">
            <text:p>4257.231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8.6714" calcext:value-type="float">
            <text:p>4258.67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60.112" calcext:value-type="float">
            <text:p>4260.11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61.5522" calcext:value-type="float">
            <text:p>4261.552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2.9927" calcext:value-type="float">
            <text:p>4262.9927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4.433" calcext:value-type="float">
            <text:p>4264.43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5.8735" calcext:value-type="float">
            <text:p>4265.873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89.177" calcext:value-type="float">
            <text:p>4289.17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90.617" calcext:value-type="float">
            <text:p>4290.61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92.0576" calcext:value-type="float">
            <text:p>4292.05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93.498" calcext:value-type="float">
            <text:p>4293.498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94.9385" calcext:value-type="float">
            <text:p>4294.938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96.379" calcext:value-type="float">
            <text:p>4296.379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97.8193" calcext:value-type="float">
            <text:p>4297.819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301.4204" calcext:value-type="float">
            <text:p>4301.420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325.444" calcext:value-type="float">
            <text:p>4325.44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349.4673" calcext:value-type="float">
            <text:p>4349.467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373.4907" calcext:value-type="float">
            <text:p>4373.49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378.532" calcext:value-type="float">
            <text:p>4378.532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380.693" calcext:value-type="float">
            <text:p>4380.69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383.5737" calcext:value-type="float">
            <text:p>4383.573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386.4546" calcext:value-type="float">
            <text:p>4386.454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389.3354" calcext:value-type="float">
            <text:p>4389.33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392.2163" calcext:value-type="float">
            <text:p>4392.216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395.097" calcext:value-type="float">
            <text:p>4395.09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397.258" calcext:value-type="float">
            <text:p>4397.258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99.4185" calcext:value-type="float">
            <text:p>4399.418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401.579" calcext:value-type="float">
            <text:p>4401.57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403.7397" calcext:value-type="float">
            <text:p>4403.739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405.9004" calcext:value-type="float">
            <text:p>4405.9004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408.061" calcext:value-type="float">
            <text:p>4408.06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410.2217" calcext:value-type="float">
            <text:p>4410.221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412.3823" calcext:value-type="float">
            <text:p>4412.3823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414.543" calcext:value-type="float">
            <text:p>4414.543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416.7036" calcext:value-type="float">
            <text:p>4416.703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419.5845" calcext:value-type="float">
            <text:p>4419.584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422.4653" calcext:value-type="float">
            <text:p>4422.465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425.346" calcext:value-type="float">
            <text:p>4425.34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428.9473" calcext:value-type="float">
            <text:p>4428.9473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432.5483" calcext:value-type="float">
            <text:p>4432.5483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437.59" calcext:value-type="float">
            <text:p>4437.59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441.911" calcext:value-type="float">
            <text:p>4441.9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446.2324" calcext:value-type="float">
            <text:p>4446.23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450.5537" calcext:value-type="float">
            <text:p>4450.55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454.875" calcext:value-type="float">
            <text:p>4454.875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459.1963" calcext:value-type="float">
            <text:p>4459.196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463.5176" calcext:value-type="float">
            <text:p>4463.517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467.839" calcext:value-type="float">
            <text:p>4467.839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471.44" calcext:value-type="float">
            <text:p>4471.4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475.041" calcext:value-type="float">
            <text:p>4475.04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478.642" calcext:value-type="float">
            <text:p>4478.642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482.243" calcext:value-type="float">
            <text:p>4482.24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485.124" calcext:value-type="float">
            <text:p>4485.12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488.005" calcext:value-type="float">
            <text:p>4488.00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490.8857" calcext:value-type="float">
            <text:p>4490.8857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493.7666" calcext:value-type="float">
            <text:p>4493.7666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497.3677" calcext:value-type="float">
            <text:p>4497.367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500.9688" calcext:value-type="float">
            <text:p>4500.9688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503.8496" calcext:value-type="float">
            <text:p>4503.8496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507.4507" calcext:value-type="float">
            <text:p>4507.4507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510.3315" calcext:value-type="float">
            <text:p>4510.331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513.2124" calcext:value-type="float">
            <text:p>4513.212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516.0933" calcext:value-type="float">
            <text:p>4516.0933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518.974" calcext:value-type="float">
            <text:p>4518.974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521.855" calcext:value-type="float">
            <text:p>4521.85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524.736" calcext:value-type="float">
            <text:p>4524.736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527.6167" calcext:value-type="float">
            <text:p>4527.61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529.7773" calcext:value-type="float">
            <text:p>4529.777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531.218" calcext:value-type="float">
            <text:p>4531.218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532.658" calcext:value-type="float">
            <text:p>4532.658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534.0986" calcext:value-type="float">
            <text:p>4534.0986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535.539" calcext:value-type="float">
            <text:p>4535.53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536.9795" calcext:value-type="float">
            <text:p>4536.97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539.14" calcext:value-type="float">
            <text:p>4539.14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541.301" calcext:value-type="float">
            <text:p>4541.301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543.4614" calcext:value-type="float">
            <text:p>4543.46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546.3423" calcext:value-type="float">
            <text:p>4546.34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549.223" calcext:value-type="float">
            <text:p>4549.22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552.104" calcext:value-type="float">
            <text:p>4552.10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554.2646" calcext:value-type="float">
            <text:p>4554.2646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557.1455" calcext:value-type="float">
            <text:p>4557.145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560.0264" calcext:value-type="float">
            <text:p>4560.02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562.187" calcext:value-type="float">
            <text:p>4562.18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586.2104" calcext:value-type="float">
            <text:p>4586.2104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588.371" calcext:value-type="float">
            <text:p>4588.37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590.5317" calcext:value-type="float">
            <text:p>4590.531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592.6924" calcext:value-type="float">
            <text:p>4592.692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616.716" calcext:value-type="float">
            <text:p>4616.716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618.8765" calcext:value-type="float">
            <text:p>4618.8765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621.037" calcext:value-type="float">
            <text:p>4621.0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623.918" calcext:value-type="float">
            <text:p>4623.918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626.799" calcext:value-type="float">
            <text:p>4626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9.6797" calcext:value-type="float">
            <text:p>4629.6797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632.5605" calcext:value-type="float">
            <text:p>4632.560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634.721" calcext:value-type="float">
            <text:p>4634.72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637.602" calcext:value-type="float">
            <text:p>4637.60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640.483" calcext:value-type="float">
            <text:p>4640.4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643.364" calcext:value-type="float">
            <text:p>4643.36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645.5244" calcext:value-type="float">
            <text:p>4645.524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647.685" calcext:value-type="float">
            <text:p>4647.68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650.566" calcext:value-type="float">
            <text:p>4650.566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652.7266" calcext:value-type="float">
            <text:p>4652.726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654.887" calcext:value-type="float">
            <text:p>4654.88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657.048" calcext:value-type="float">
            <text:p>4657.04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659.2085" calcext:value-type="float">
            <text:p>4659.208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661.369" calcext:value-type="float">
            <text:p>4661.369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663.53" calcext:value-type="float">
            <text:p>4663.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665.6904" calcext:value-type="float">
            <text:p>4665.690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667.851" calcext:value-type="float">
            <text:p>4667.851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691.8745" calcext:value-type="float">
            <text:p>4691.874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694.035" calcext:value-type="float">
            <text:p>4694.03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696.196" calcext:value-type="float">
            <text:p>4696.19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697.636" calcext:value-type="float">
            <text:p>4697.63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699.0767" calcext:value-type="float">
            <text:p>4699.0767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700.517" calcext:value-type="float">
            <text:p>4700.51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702.6777" calcext:value-type="float">
            <text:p>4702.677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704.118" calcext:value-type="float">
            <text:p>4704.1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6.279" calcext:value-type="float">
            <text:p>4706.279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707.719" calcext:value-type="float">
            <text:p>4707.71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709.1597" calcext:value-type="float">
            <text:p>4709.159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710.6" calcext:value-type="float">
            <text:p>4710.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712.0405" calcext:value-type="float">
            <text:p>4712.04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714.201" calcext:value-type="float">
            <text:p>4714.20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715.6416" calcext:value-type="float">
            <text:p>4715.64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717.8022" calcext:value-type="float">
            <text:p>4717.802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719.963" calcext:value-type="float">
            <text:p>4719.9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722.1235" calcext:value-type="float">
            <text:p>4722.123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724.284" calcext:value-type="float">
            <text:p>4724.2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726.445" calcext:value-type="float">
            <text:p>4726.44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728.6055" calcext:value-type="float">
            <text:p>4728.605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730.046" calcext:value-type="float">
            <text:p>4730.046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731.4863" calcext:value-type="float">
            <text:p>4731.486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732.927" calcext:value-type="float">
            <text:p>4732.927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734.367" calcext:value-type="float">
            <text:p>4734.36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735.8076" calcext:value-type="float">
            <text:p>4735.8076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737.248" calcext:value-type="float">
            <text:p>4737.24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738.6885" calcext:value-type="float">
            <text:p>4738.688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740.129" calcext:value-type="float">
            <text:p>4740.129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741.5693" calcext:value-type="float">
            <text:p>4741.5693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743.73" calcext:value-type="float">
            <text:p>4743.7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745.8906" calcext:value-type="float">
            <text:p>4745.8906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748.0513" calcext:value-type="float">
            <text:p>4748.051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49.4917" calcext:value-type="float">
            <text:p>4749.4917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750.932" calcext:value-type="float">
            <text:p>4750.93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752.3726" calcext:value-type="float">
            <text:p>4752.37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753.813" calcext:value-type="float">
            <text:p>4753.813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755.2534" calcext:value-type="float">
            <text:p>4755.253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756.694" calcext:value-type="float">
            <text:p>4756.694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757.414" calcext:value-type="float">
            <text:p>4757.41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758.1343" calcext:value-type="float">
            <text:p>4758.1343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758.8545" calcext:value-type="float">
            <text:p>4758.8545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759.5747" calcext:value-type="float">
            <text:p>4759.574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760.295" calcext:value-type="float">
            <text:p>4760.295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761.7354" calcext:value-type="float">
            <text:p>4761.7354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763.176" calcext:value-type="float">
            <text:p>4763.176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764.616" calcext:value-type="float">
            <text:p>4764.616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766.0566" calcext:value-type="float">
            <text:p>4766.056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767.497" calcext:value-type="float">
            <text:p>4767.49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768.9375" calcext:value-type="float">
            <text:p>4768.9375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770.378" calcext:value-type="float">
            <text:p>4770.378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772.5386" calcext:value-type="float">
            <text:p>4772.5386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773.979" calcext:value-type="float">
            <text:p>4773.979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775.4194" calcext:value-type="float">
            <text:p>4775.419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777.58" calcext:value-type="float">
            <text:p>4777.5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779.0205" calcext:value-type="float">
            <text:p>4779.020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780.461" calcext:value-type="float">
            <text:p>4780.46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781.9014" calcext:value-type="float">
            <text:p>4781.901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783.342" calcext:value-type="float">
            <text:p>4783.34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784.782" calcext:value-type="float">
            <text:p>4784.78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786.2227" calcext:value-type="float">
            <text:p>4786.22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788.3833" calcext:value-type="float">
            <text:p>4788.3833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790.544" calcext:value-type="float">
            <text:p>4790.54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792.7046" calcext:value-type="float">
            <text:p>4792.7046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794.865" calcext:value-type="float">
            <text:p>4794.86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796.3057" calcext:value-type="float">
            <text:p>4796.3057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797.746" calcext:value-type="float">
            <text:p>4797.746</text:p>
          </table:table-cell>
        </table:table-row>
      </table:table>
      <table:table table:name="qm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765.12" calcext:value-type="float">
            <text:p>765.12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765.84" calcext:value-type="float">
            <text:p>765.84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767.28" calcext:value-type="float">
            <text:p>767.2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790.56" calcext:value-type="float">
            <text:p>790.56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813.12" calcext:value-type="float">
            <text:p>813.1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835.68" calcext:value-type="float">
            <text:p>835.6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858.240000000001" calcext:value-type="float">
            <text:p>858.24000000000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880.800000000001" calcext:value-type="float">
            <text:p>880.80000000000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25.200000000001" calcext:value-type="float">
            <text:p>925.20000000000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69.600000000001" calcext:value-type="float">
            <text:p>969.60000000000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102.8" calcext:value-type="float">
            <text:p>1102.8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147.2" calcext:value-type="float">
            <text:p>1147.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191.6" calcext:value-type="float">
            <text:p>1191.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214.16" calcext:value-type="float">
            <text:p>1214.16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236.72" calcext:value-type="float">
            <text:p>1236.72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259.28" calcext:value-type="float">
            <text:p>1259.28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261.44" calcext:value-type="float">
            <text:p>1261.44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262.16" calcext:value-type="float">
            <text:p>1262.16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262.88" calcext:value-type="float">
            <text:p>1262.88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263.6" calcext:value-type="float">
            <text:p>1263.6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264.32" calcext:value-type="float">
            <text:p>1264.32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265.04" calcext:value-type="float">
            <text:p>1265.0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265.76" calcext:value-type="float">
            <text:p>1265.76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288.32" calcext:value-type="float">
            <text:p>1288.3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310.88" calcext:value-type="float">
            <text:p>1310.88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333.44" calcext:value-type="float">
            <text:p>1333.44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378.56" calcext:value-type="float">
            <text:p>1378.56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401.12" calcext:value-type="float">
            <text:p>1401.1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1423.68" calcext:value-type="float">
            <text:p>1423.68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1446.24" calcext:value-type="float">
            <text:p>1446.24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1468.8" calcext:value-type="float">
            <text:p>1468.8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1491.36" calcext:value-type="float">
            <text:p>1491.3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492.08" calcext:value-type="float">
            <text:p>1492.08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1492.8" calcext:value-type="float">
            <text:p>1492.8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493.52" calcext:value-type="float">
            <text:p>1493.5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516.08" calcext:value-type="float">
            <text:p>1516.08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538.64" calcext:value-type="float">
            <text:p>1538.64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561.2" calcext:value-type="float">
            <text:p>1561.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583.76" calcext:value-type="float">
            <text:p>1583.76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606.32" calcext:value-type="float">
            <text:p>1606.3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628.88" calcext:value-type="float">
            <text:p>1628.8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651.44" calcext:value-type="float">
            <text:p>1651.44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696.56" calcext:value-type="float">
            <text:p>1696.56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719.12" calcext:value-type="float">
            <text:p>1719.12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741.68" calcext:value-type="float">
            <text:p>1741.6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742.4" calcext:value-type="float">
            <text:p>1742.4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743.12" calcext:value-type="float">
            <text:p>1743.12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743.84" calcext:value-type="float">
            <text:p>1743.8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788.24" calcext:value-type="float">
            <text:p>1788.24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810.08" calcext:value-type="float">
            <text:p>1810.08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831.92" calcext:value-type="float">
            <text:p>1831.92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853.76" calcext:value-type="float">
            <text:p>1853.76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897.44" calcext:value-type="float">
            <text:p>1897.4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919.28" calcext:value-type="float">
            <text:p>1919.28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941.12" calcext:value-type="float">
            <text:p>1941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962.96" calcext:value-type="float">
            <text:p>1962.96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984.8" calcext:value-type="float">
            <text:p>1984.8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985.52" calcext:value-type="float">
            <text:p>1985.52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986.24" calcext:value-type="float">
            <text:p>1986.24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986.96" calcext:value-type="float">
            <text:p>1986.96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009.52" calcext:value-type="float">
            <text:p>2009.52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032.08" calcext:value-type="float">
            <text:p>2032.08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054.64" calcext:value-type="float">
            <text:p>2054.64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077.2" calcext:value-type="float">
            <text:p>2077.2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099.76" calcext:value-type="float">
            <text:p>2099.76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122.32" calcext:value-type="float">
            <text:p>2122.32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166.72" calcext:value-type="float">
            <text:p>2166.7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2211.12" calcext:value-type="float">
            <text:p>2211.1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2255.52" calcext:value-type="float">
            <text:p>2255.5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2299.92" calcext:value-type="float">
            <text:p>2299.9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2344.32" calcext:value-type="float">
            <text:p>2344.3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2366.88" calcext:value-type="float">
            <text:p>2366.88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2389.44" calcext:value-type="float">
            <text:p>2389.44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2434.56" calcext:value-type="float">
            <text:p>2434.56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2456.4" calcext:value-type="float">
            <text:p>2456.4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2478.24" calcext:value-type="float">
            <text:p>2478.2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2500.8" calcext:value-type="float">
            <text:p>2500.8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2501.52" calcext:value-type="float">
            <text:p>2501.52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2502.24" calcext:value-type="float">
            <text:p>2502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2502.96" calcext:value-type="float">
            <text:p>2502.96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2503.68" calcext:value-type="float">
            <text:p>2503.68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2504.4" calcext:value-type="float">
            <text:p>2504.4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2505.12" calcext:value-type="float">
            <text:p>2505.12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2505.84" calcext:value-type="float">
            <text:p>2505.84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2506.56" calcext:value-type="float">
            <text:p>2506.56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2507.28" calcext:value-type="float">
            <text:p>2507.28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2508.72" calcext:value-type="float">
            <text:p>2508.72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2531.28" calcext:value-type="float">
            <text:p>2531.28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2553.84" calcext:value-type="float">
            <text:p>2553.84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2576.4" calcext:value-type="float">
            <text:p>2576.4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2598.96" calcext:value-type="float">
            <text:p>2598.96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2621.52" calcext:value-type="float">
            <text:p>2621.52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2644.08" calcext:value-type="float">
            <text:p>2644.08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2666.64" calcext:value-type="float">
            <text:p>2666.64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2689.2" calcext:value-type="float">
            <text:p>2689.2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2711.76" calcext:value-type="float">
            <text:p>2711.76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2734.32" calcext:value-type="float">
            <text:p>2734.32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2756.88" calcext:value-type="float">
            <text:p>2756.88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757.6" calcext:value-type="float">
            <text:p>2757.6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2758.32" calcext:value-type="float">
            <text:p>2758.32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2759.04" calcext:value-type="float">
            <text:p>2759.04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2781.6" calcext:value-type="float">
            <text:p>2781.6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804.16" calcext:value-type="float">
            <text:p>2804.16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826.72" calcext:value-type="float">
            <text:p>2826.72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827.44" calcext:value-type="float">
            <text:p>2827.44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828.16" calcext:value-type="float">
            <text:p>2828.16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828.87999999999" calcext:value-type="float">
            <text:p>2828.87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829.59999999999" calcext:value-type="float">
            <text:p>2829.59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830.31999999999" calcext:value-type="float">
            <text:p>2830.31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831.03999999999" calcext:value-type="float">
            <text:p>2831.03999999999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831.75999999999" calcext:value-type="float">
            <text:p>2831.75999999999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832.47999999999" calcext:value-type="float">
            <text:p>2832.47999999999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833.19999999999" calcext:value-type="float">
            <text:p>2833.19999999999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855.03999999999" calcext:value-type="float">
            <text:p>2855.03999999999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877.59999999999" calcext:value-type="float">
            <text:p>2877.59999999999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900.15999999999" calcext:value-type="float">
            <text:p>2900.15999999999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922.71999999999" calcext:value-type="float">
            <text:p>2922.71999999999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945.27999999999" calcext:value-type="float">
            <text:p>2945.27999999999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967.83999999999" calcext:value-type="float">
            <text:p>2967.83999999999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990.39999999999" calcext:value-type="float">
            <text:p>2990.39999999999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3012.95999999999" calcext:value-type="float">
            <text:p>3012.95999999999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3035.51999999999" calcext:value-type="float">
            <text:p>3035.51999999999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36.23999999999" calcext:value-type="float">
            <text:p>3036.23999999999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36.95999999999" calcext:value-type="float">
            <text:p>3036.95999999999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37.67999999999" calcext:value-type="float">
            <text:p>3037.67999999999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38.39999999999" calcext:value-type="float">
            <text:p>3038.39999999999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39.11999999999" calcext:value-type="float">
            <text:p>3039.11999999999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3061.67999999999" calcext:value-type="float">
            <text:p>3061.67999999999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3084.23999999999" calcext:value-type="float">
            <text:p>3084.23999999999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3106.79999999999" calcext:value-type="float">
            <text:p>3106.79999999999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3129.35999999999" calcext:value-type="float">
            <text:p>3129.35999999999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3151.91999999999" calcext:value-type="float">
            <text:p>3151.91999999999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3174.47999999999" calcext:value-type="float">
            <text:p>3174.47999999999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3197.03999999999" calcext:value-type="float">
            <text:p>3197.03999999999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3220.31999999999" calcext:value-type="float">
            <text:p>3220.31999999999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3243.59999999999" calcext:value-type="float">
            <text:p>3243.59999999999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3266.87999999999" calcext:value-type="float">
            <text:p>3266.87999999999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3268.31999999999" calcext:value-type="float">
            <text:p>3268.31999999999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3269.75999999999" calcext:value-type="float">
            <text:p>3269.75999999999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271.91999999999" calcext:value-type="float">
            <text:p>3271.91999999999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295.91999999999" calcext:value-type="float">
            <text:p>3295.91999999999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319.91999999999" calcext:value-type="float">
            <text:p>3319.91999999999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343.91999999999" calcext:value-type="float">
            <text:p>3343.91999999999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367.91999999999" calcext:value-type="float">
            <text:p>3367.91999999999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391.91999999999" calcext:value-type="float">
            <text:p>3391.91999999999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415.91999999999" calcext:value-type="float">
            <text:p>3415.91999999999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439.91999999999" calcext:value-type="float">
            <text:p>3439.91999999999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463.91999999999" calcext:value-type="float">
            <text:p>3463.91999999999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487.91999999999" calcext:value-type="float">
            <text:p>3487.91999999999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511.91999999999" calcext:value-type="float">
            <text:p>3511.91999999999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514.07999999998" calcext:value-type="float">
            <text:p>3514.07999999998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516.23999999998" calcext:value-type="float">
            <text:p>3516.23999999998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518.39999999998" calcext:value-type="float">
            <text:p>3518.39999999998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520.55999999998" calcext:value-type="float">
            <text:p>3520.55999999998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522.71999999998" calcext:value-type="float">
            <text:p>3522.7199999999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524.87999999998" calcext:value-type="float">
            <text:p>3524.87999999998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527.03999999998" calcext:value-type="float">
            <text:p>3527.0399999999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527.75999999998" calcext:value-type="float">
            <text:p>3527.7599999999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528.47999999998" calcext:value-type="float">
            <text:p>3528.47999999998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529.19999999998" calcext:value-type="float">
            <text:p>3529.19999999998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529.91999999998" calcext:value-type="float">
            <text:p>3529.91999999998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530.63999999998" calcext:value-type="float">
            <text:p>3530.63999999998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531.35999999998" calcext:value-type="float">
            <text:p>3531.3599999999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532.07999999998" calcext:value-type="float">
            <text:p>3532.07999999998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532.79999999998" calcext:value-type="float">
            <text:p>3532.79999999998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533.51999999998" calcext:value-type="float">
            <text:p>3533.51999999998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534.23999999998" calcext:value-type="float">
            <text:p>3534.23999999998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534.95999999998" calcext:value-type="float">
            <text:p>3534.9599999999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535.67999999998" calcext:value-type="float">
            <text:p>3535.67999999998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536.39999999998" calcext:value-type="float">
            <text:p>3536.39999999998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537.11999999998" calcext:value-type="float">
            <text:p>3537.11999999998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537.83999999998" calcext:value-type="float">
            <text:p>3537.8399999999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538.55999999998" calcext:value-type="float">
            <text:p>3538.55999999998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539.27999999998" calcext:value-type="float">
            <text:p>3539.27999999998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561.83999999998" calcext:value-type="float">
            <text:p>3561.83999999998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584.39999999998" calcext:value-type="float">
            <text:p>3584.39999999998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606.95999999998" calcext:value-type="float">
            <text:p>3606.95999999998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651.35999999998" calcext:value-type="float">
            <text:p>3651.35999999998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695.75999999998" calcext:value-type="float">
            <text:p>3695.75999999998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740.15999999998" calcext:value-type="float">
            <text:p>3740.15999999998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762.71999999998" calcext:value-type="float">
            <text:p>3762.71999999998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785.27999999998" calcext:value-type="float">
            <text:p>3785.27999999998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807.83999999998" calcext:value-type="float">
            <text:p>3807.83999999998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830.39999999998" calcext:value-type="float">
            <text:p>3830.39999999998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852.95999999998" calcext:value-type="float">
            <text:p>3852.95999999998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875.51999999998" calcext:value-type="float">
            <text:p>3875.51999999998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898.07999999998" calcext:value-type="float">
            <text:p>3898.07999999998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920.63999999998" calcext:value-type="float">
            <text:p>3920.63999999998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943.19999999998" calcext:value-type="float">
            <text:p>3943.19999999998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965.75999999998" calcext:value-type="float">
            <text:p>3965.75999999998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966.47999999998" calcext:value-type="float">
            <text:p>3966.47999999998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967.91999999998" calcext:value-type="float">
            <text:p>3967.91999999998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969.35999999998" calcext:value-type="float">
            <text:p>3969.35999999998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970.79999999998" calcext:value-type="float">
            <text:p>3970.79999999998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972.23999999998" calcext:value-type="float">
            <text:p>3972.23999999998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973.67999999998" calcext:value-type="float">
            <text:p>3973.67999999998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975.11999999997" calcext:value-type="float">
            <text:p>3975.11999999997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976.55999999997" calcext:value-type="float">
            <text:p>3976.55999999997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977.99999999997" calcext:value-type="float">
            <text:p>3977.99999999997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979.43999999997" calcext:value-type="float">
            <text:p>3979.43999999997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980.87999999997" calcext:value-type="float">
            <text:p>3980.87999999997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982.31999999997" calcext:value-type="float">
            <text:p>3982.31999999997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983.75999999997" calcext:value-type="float">
            <text:p>3983.75999999997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007.03999999997" calcext:value-type="float">
            <text:p>4007.03999999997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030.31999999997" calcext:value-type="float">
            <text:p>4030.31999999997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053.59999999997" calcext:value-type="float">
            <text:p>4053.59999999997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076.87999999997" calcext:value-type="float">
            <text:p>4076.87999999997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100.15999999997" calcext:value-type="float">
            <text:p>4100.15999999997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123.43999999997" calcext:value-type="float">
            <text:p>4123.43999999997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146.71999999997" calcext:value-type="float">
            <text:p>4146.71999999997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169.99999999997" calcext:value-type="float">
            <text:p>4169.99999999997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193.27999999997" calcext:value-type="float">
            <text:p>4193.27999999997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216.55999999997" calcext:value-type="float">
            <text:p>4216.55999999997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239.83999999998" calcext:value-type="float">
            <text:p>4239.8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241.27999999998" calcext:value-type="float">
            <text:p>4241.27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242.71999999998" calcext:value-type="float">
            <text:p>4242.71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244.15999999998" calcext:value-type="float">
            <text:p>4244.15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4245.59999999998" calcext:value-type="float">
            <text:p>4245.59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4247.03999999998" calcext:value-type="float">
            <text:p>4247.03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4269.59999999998" calcext:value-type="float">
            <text:p>4269.59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4292.15999999998" calcext:value-type="float">
            <text:p>4292.1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4314.71999999998" calcext:value-type="float">
            <text:p>4314.71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4337.27999999998" calcext:value-type="float">
            <text:p>4337.27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4359.83999999998" calcext:value-type="float">
            <text:p>4359.83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4382.39999999998" calcext:value-type="float">
            <text:p>4382.39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4404.95999999998" calcext:value-type="float">
            <text:p>4404.9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4427.51999999998" calcext:value-type="float">
            <text:p>4427.51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4450.07999999998" calcext:value-type="float">
            <text:p>4450.07999999998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4472.63999999998" calcext:value-type="float">
            <text:p>4472.63999999998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4495.19999999998" calcext:value-type="float">
            <text:p>4495.19999999998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4517.75999999998" calcext:value-type="float">
            <text:p>4517.75999999998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539.59999999998" calcext:value-type="float">
            <text:p>4539.59999999998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561.43999999998" calcext:value-type="float">
            <text:p>4561.43999999998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4583.27999999998" calcext:value-type="float">
            <text:p>4583.27999999998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4583.99999999998" calcext:value-type="float">
            <text:p>4583.99999999998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4584.71999999998" calcext:value-type="float">
            <text:p>4584.71999999998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4585.43999999998" calcext:value-type="float">
            <text:p>4585.43999999998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4586.15999999998" calcext:value-type="float">
            <text:p>4586.15999999998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4586.87999999998" calcext:value-type="float">
            <text:p>4586.87999999998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4587.59999999998" calcext:value-type="float">
            <text:p>4587.59999999998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4588.31999999998" calcext:value-type="float">
            <text:p>4588.31999999998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4589.03999999998" calcext:value-type="float">
            <text:p>4589.03999999998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4589.75999999999" calcext:value-type="float">
            <text:p>4589.75999999999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4590.47999999999" calcext:value-type="float">
            <text:p>4590.47999999999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4591.19999999999" calcext:value-type="float">
            <text:p>4591.19999999999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4591.91999999999" calcext:value-type="float">
            <text:p>4591.91999999999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4592.63999999999" calcext:value-type="float">
            <text:p>4592.63999999999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4615.19999999999" calcext:value-type="float">
            <text:p>4615.19999999999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4637.75999999999" calcext:value-type="float">
            <text:p>4637.75999999999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4660.31999999999" calcext:value-type="float">
            <text:p>4660.31999999999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4682.87999999999" calcext:value-type="float">
            <text:p>4682.87999999999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4705.43999999999" calcext:value-type="float">
            <text:p>4705.43999999999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4727.99999999999" calcext:value-type="float">
            <text:p>4727.99999999999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4750.55999999999" calcext:value-type="float">
            <text:p>4750.55999999999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4773.11999999999" calcext:value-type="float">
            <text:p>4773.11999999999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4794.95999999999" calcext:value-type="float">
            <text:p>4794.95999999999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4817.51999999999" calcext:value-type="float">
            <text:p>4817.51999999999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4840.07999999999" calcext:value-type="float">
            <text:p>4840.07999999999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4862.63999999999" calcext:value-type="float">
            <text:p>4862.63999999999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4885.19999999999" calcext:value-type="float">
            <text:p>4885.19999999999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4907.75999999999" calcext:value-type="float">
            <text:p>4907.75999999999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4930.31999999999" calcext:value-type="float">
            <text:p>4930.31999999999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4952.87999999999" calcext:value-type="float">
            <text:p>4952.87999999999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4975.43999999999" calcext:value-type="float">
            <text:p>4975.43999999999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4997.99999999999" calcext:value-type="float">
            <text:p>4997.99999999999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5020.55999999999" calcext:value-type="float">
            <text:p>5020.55999999999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5043.11999999999" calcext:value-type="float">
            <text:p>5043.11999999999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5043.83999999999" calcext:value-type="float">
            <text:p>5043.83999999999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5044.55999999999" calcext:value-type="float">
            <text:p>5044.55999999999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5045.27999999999" calcext:value-type="float">
            <text:p>5045.27999999999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5045.99999999999" calcext:value-type="float">
            <text:p>5045.99999999999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5046.72" calcext:value-type="float">
            <text:p>5046.72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5047.44" calcext:value-type="float">
            <text:p>5047.4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5048.16" calcext:value-type="float">
            <text:p>5048.16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5048.88" calcext:value-type="float">
            <text:p>5048.88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5049.6" calcext:value-type="float">
            <text:p>5049.6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5050.32" calcext:value-type="float">
            <text:p>5050.32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5051.04" calcext:value-type="float">
            <text:p>5051.0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5051.76" calcext:value-type="float">
            <text:p>5051.76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5052.48" calcext:value-type="float">
            <text:p>5052.48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5053.2" calcext:value-type="float">
            <text:p>5053.2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5053.92" calcext:value-type="float">
            <text:p>5053.92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5054.64" calcext:value-type="float">
            <text:p>5054.64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5055.36" calcext:value-type="float">
            <text:p>5055.36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5056.08" calcext:value-type="float">
            <text:p>5056.08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5056.8" calcext:value-type="float">
            <text:p>5056.8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5057.52" calcext:value-type="float">
            <text:p>5057.52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5058.24" calcext:value-type="float">
            <text:p>5058.24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5058.96" calcext:value-type="float">
            <text:p>5058.96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5059.68" calcext:value-type="float">
            <text:p>5059.68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5082.24" calcext:value-type="float">
            <text:p>5082.24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5104.8" calcext:value-type="float">
            <text:p>5104.8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5127.36" calcext:value-type="float">
            <text:p>5127.36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5149.92" calcext:value-type="float">
            <text:p>5149.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5172.48" calcext:value-type="float">
            <text:p>5172.4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5195.04" calcext:value-type="float">
            <text:p>5195.04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5217.6" calcext:value-type="float">
            <text:p>5217.6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5240.88" calcext:value-type="float">
            <text:p>5240.8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5264.16" calcext:value-type="float">
            <text:p>5264.16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5287.44" calcext:value-type="float">
            <text:p>5287.44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5288.88000000001" calcext:value-type="float">
            <text:p>5288.88000000001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5290.32000000001" calcext:value-type="float">
            <text:p>5290.32000000001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5291.76000000001" calcext:value-type="float">
            <text:p>5291.76000000001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5292.48000000001" calcext:value-type="float">
            <text:p>5292.48000000001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5293.20000000001" calcext:value-type="float">
            <text:p>5293.20000000001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5293.92000000001" calcext:value-type="float">
            <text:p>5293.9200000000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5294.64000000001" calcext:value-type="float">
            <text:p>5294.6400000000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5295.36000000001" calcext:value-type="float">
            <text:p>5295.3600000000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5317.92000000001" calcext:value-type="float">
            <text:p>5317.9200000000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5340.48000000001" calcext:value-type="float">
            <text:p>5340.4800000000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5363.04000000001" calcext:value-type="float">
            <text:p>5363.0400000000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5363.76000000001" calcext:value-type="float">
            <text:p>5363.7600000000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5364.48000000001" calcext:value-type="float">
            <text:p>5364.4800000000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5365.20000000001" calcext:value-type="float">
            <text:p>5365.2000000000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5365.92000000001" calcext:value-type="float">
            <text:p>5365.9200000000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5366.64000000001" calcext:value-type="float">
            <text:p>5366.6400000000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5367.36000000001" calcext:value-type="float">
            <text:p>5367.3600000000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5368.08000000001" calcext:value-type="float">
            <text:p>5368.0800000000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5368.80000000001" calcext:value-type="float">
            <text:p>5368.80000000001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5369.52000000001" calcext:value-type="float">
            <text:p>5369.52000000001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5370.24000000001" calcext:value-type="float">
            <text:p>5370.24000000001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5370.96000000001" calcext:value-type="float">
            <text:p>5370.96000000001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5371.68000000001" calcext:value-type="float">
            <text:p>5371.68000000001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5372.40000000001" calcext:value-type="float">
            <text:p>5372.40000000001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5373.12000000001" calcext:value-type="float">
            <text:p>5373.12000000001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5394.96000000001" calcext:value-type="float">
            <text:p>5394.9600000000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5416.80000000001" calcext:value-type="float">
            <text:p>5416.8000000000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5438.64000000001" calcext:value-type="float">
            <text:p>5438.6400000000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5460.48000000001" calcext:value-type="float">
            <text:p>5460.4800000000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5482.32000000001" calcext:value-type="float">
            <text:p>5482.3200000000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5504.16000000001" calcext:value-type="float">
            <text:p>5504.1600000000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5526.00000000001" calcext:value-type="float">
            <text:p>5526.0000000000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5547.84000000001" calcext:value-type="float">
            <text:p>5547.8400000000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5569.68000000001" calcext:value-type="float">
            <text:p>5569.6800000000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5592.24000000001" calcext:value-type="float">
            <text:p>5592.2400000000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5592.96000000001" calcext:value-type="float">
            <text:p>5592.96000000001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5593.68000000001" calcext:value-type="float">
            <text:p>5593.68000000001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5594.40000000001" calcext:value-type="float">
            <text:p>5594.40000000001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5595.12000000001" calcext:value-type="float">
            <text:p>5595.12000000001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5595.84000000002" calcext:value-type="float">
            <text:p>5595.84000000002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5596.56000000002" calcext:value-type="float">
            <text:p>5596.56000000002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5597.28000000002" calcext:value-type="float">
            <text:p>5597.28000000002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5598.00000000002" calcext:value-type="float">
            <text:p>5598.00000000002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5598.72000000002" calcext:value-type="float">
            <text:p>5598.72000000002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5599.44000000002" calcext:value-type="float">
            <text:p>5599.44000000002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5600.16000000002" calcext:value-type="float">
            <text:p>5600.16000000002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5600.88000000002" calcext:value-type="float">
            <text:p>5600.88000000002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5601.60000000002" calcext:value-type="float">
            <text:p>5601.60000000002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5602.32000000002" calcext:value-type="float">
            <text:p>5602.32000000002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5603.04000000002" calcext:value-type="float">
            <text:p>5603.04000000002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5603.76000000002" calcext:value-type="float">
            <text:p>5603.76000000002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5604.48000000002" calcext:value-type="float">
            <text:p>5604.48000000002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5605.20000000002" calcext:value-type="float">
            <text:p>5605.20000000002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5605.92000000002" calcext:value-type="float">
            <text:p>5605.92000000002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5606.64000000002" calcext:value-type="float">
            <text:p>5606.64000000002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5607.36000000002" calcext:value-type="float">
            <text:p>5607.36000000002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5608.08000000002" calcext:value-type="float">
            <text:p>5608.08000000002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5608.80000000002" calcext:value-type="float">
            <text:p>5608.80000000002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5609.52000000002" calcext:value-type="float">
            <text:p>5609.52000000002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5610.24000000002" calcext:value-type="float">
            <text:p>5610.24000000002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5610.96000000002" calcext:value-type="float">
            <text:p>5610.96000000002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5611.68000000002" calcext:value-type="float">
            <text:p>5611.68000000002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5612.40000000002" calcext:value-type="float">
            <text:p>5612.40000000002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5613.12000000002" calcext:value-type="float">
            <text:p>5613.12000000002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5613.84000000002" calcext:value-type="float">
            <text:p>5613.84000000002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5614.56000000002" calcext:value-type="float">
            <text:p>5614.56000000002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5615.28000000002" calcext:value-type="float">
            <text:p>5615.28000000002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5616.00000000002" calcext:value-type="float">
            <text:p>5616.00000000002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5616.72000000002" calcext:value-type="float">
            <text:p>5616.72000000002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5617.44000000002" calcext:value-type="float">
            <text:p>5617.44000000002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5618.16000000002" calcext:value-type="float">
            <text:p>5618.16000000002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5618.88000000002" calcext:value-type="float">
            <text:p>5618.88000000002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5640.72000000002" calcext:value-type="float">
            <text:p>5640.72000000002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5662.56000000002" calcext:value-type="float">
            <text:p>5662.56000000002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5706.24000000002" calcext:value-type="float">
            <text:p>5706.2400000000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5750.64000000002" calcext:value-type="float">
            <text:p>5750.6400000000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5795.04000000002" calcext:value-type="float">
            <text:p>5795.0400000000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5839.44000000003" calcext:value-type="float">
            <text:p>5839.44000000003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5883.84000000003" calcext:value-type="float">
            <text:p>5883.84000000003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5928.24000000003" calcext:value-type="float">
            <text:p>5928.24000000003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5972.64000000003" calcext:value-type="float">
            <text:p>5972.64000000003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6017.04000000003" calcext:value-type="float">
            <text:p>6017.0400000000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6061.44000000003" calcext:value-type="float">
            <text:p>6061.4400000000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6105.84000000003" calcext:value-type="float">
            <text:p>6105.8400000000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6128.40000000003" calcext:value-type="float">
            <text:p>6128.4000000000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6129.12000000003" calcext:value-type="float">
            <text:p>6129.12000000003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6129.84000000003" calcext:value-type="float">
            <text:p>6129.84000000003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130.56000000003" calcext:value-type="float">
            <text:p>6130.56000000003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131.28000000003" calcext:value-type="float">
            <text:p>6131.28000000003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132.00000000003" calcext:value-type="float">
            <text:p>6132.00000000003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132.72000000003" calcext:value-type="float">
            <text:p>6132.72000000003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133.44000000003" calcext:value-type="float">
            <text:p>6133.44000000003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134.16000000003" calcext:value-type="float">
            <text:p>6134.16000000003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6134.88000000003" calcext:value-type="float">
            <text:p>6134.88000000003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6135.60000000003" calcext:value-type="float">
            <text:p>6135.60000000003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6158.16000000003" calcext:value-type="float">
            <text:p>6158.16000000003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6180.72000000003" calcext:value-type="float">
            <text:p>6180.72000000003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6203.28000000003" calcext:value-type="float">
            <text:p>6203.28000000003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6225.84000000003" calcext:value-type="float">
            <text:p>6225.84000000003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6248.40000000003" calcext:value-type="float">
            <text:p>6248.40000000003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6270.96000000003" calcext:value-type="float">
            <text:p>6270.96000000003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6293.52000000003" calcext:value-type="float">
            <text:p>6293.52000000003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6316.08000000003" calcext:value-type="float">
            <text:p>6316.08000000003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6316.80000000004" calcext:value-type="float">
            <text:p>6316.80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6317.52000000004" calcext:value-type="float">
            <text:p>6317.52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6318.24000000004" calcext:value-type="float">
            <text:p>6318.24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6318.96000000004" calcext:value-type="float">
            <text:p>6318.96000000004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6319.68000000004" calcext:value-type="float">
            <text:p>6319.68000000004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6320.40000000004" calcext:value-type="float">
            <text:p>6320.40000000004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6321.12000000004" calcext:value-type="float">
            <text:p>6321.12000000004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6321.84000000004" calcext:value-type="float">
            <text:p>6321.84000000004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6322.56000000004" calcext:value-type="float">
            <text:p>6322.56000000004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6323.28000000004" calcext:value-type="float">
            <text:p>6323.28000000004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6345.84000000004" calcext:value-type="float">
            <text:p>6345.84000000004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6368.40000000004" calcext:value-type="float">
            <text:p>6368.40000000004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6390.96000000004" calcext:value-type="float">
            <text:p>6390.96000000004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6413.52000000004" calcext:value-type="float">
            <text:p>6413.52000000004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6436.08000000004" calcext:value-type="float">
            <text:p>6436.08000000004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6480.48000000004" calcext:value-type="float">
            <text:p>6480.48000000004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6524.88000000004" calcext:value-type="float">
            <text:p>6524.88000000004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6547.44000000004" calcext:value-type="float">
            <text:p>6547.44000000004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6570.00000000004" calcext:value-type="float">
            <text:p>6570.00000000004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6570.72000000004" calcext:value-type="float">
            <text:p>6570.72000000004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6571.44000000004" calcext:value-type="float">
            <text:p>6571.44000000004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6572.16000000004" calcext:value-type="float">
            <text:p>6572.16000000004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6572.88000000004" calcext:value-type="float">
            <text:p>6572.88000000004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6573.60000000004" calcext:value-type="float">
            <text:p>6573.60000000004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6574.32000000004" calcext:value-type="float">
            <text:p>6574.32000000004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6575.04000000004" calcext:value-type="float">
            <text:p>6575.04000000004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576.48000000004" calcext:value-type="float">
            <text:p>6576.48000000004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577.92000000004" calcext:value-type="float">
            <text:p>6577.92000000004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579.36000000004" calcext:value-type="float">
            <text:p>6579.36000000004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580.80000000005" calcext:value-type="float">
            <text:p>6580.80000000005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582.24000000005" calcext:value-type="float">
            <text:p>6582.24000000005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583.68000000005" calcext:value-type="float">
            <text:p>6583.68000000005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585.12000000005" calcext:value-type="float">
            <text:p>6585.12000000005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586.56000000005" calcext:value-type="float">
            <text:p>6586.56000000005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588.00000000005" calcext:value-type="float">
            <text:p>6588.00000000005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589.44000000005" calcext:value-type="float">
            <text:p>6589.44000000005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590.88000000005" calcext:value-type="float">
            <text:p>6590.88000000005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592.32000000005" calcext:value-type="float">
            <text:p>6592.32000000005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593.76000000005" calcext:value-type="float">
            <text:p>6593.76000000005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595.20000000005" calcext:value-type="float">
            <text:p>6595.20000000005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596.64000000005" calcext:value-type="float">
            <text:p>6596.64000000005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598.08000000005" calcext:value-type="float">
            <text:p>6598.08000000005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599.52000000005" calcext:value-type="float">
            <text:p>6599.52000000005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6622.80000000005" calcext:value-type="float">
            <text:p>6622.80000000005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6646.08000000005" calcext:value-type="float">
            <text:p>6646.08000000005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6669.36000000005" calcext:value-type="float">
            <text:p>6669.36000000005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6691.92000000005" calcext:value-type="float">
            <text:p>6691.92000000005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6714.48000000005" calcext:value-type="float">
            <text:p>6714.48000000005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6737.04000000005" calcext:value-type="float">
            <text:p>6737.04000000005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6759.60000000006" calcext:value-type="float">
            <text:p>6759.60000000006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6760.32000000006" calcext:value-type="float">
            <text:p>6760.32000000006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6761.04000000006" calcext:value-type="float">
            <text:p>6761.04000000006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6761.76000000006" calcext:value-type="float">
            <text:p>6761.7600000000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6762.48000000006" calcext:value-type="float">
            <text:p>6762.4800000000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6763.20000000006" calcext:value-type="float">
            <text:p>6763.20000000006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6785.76000000006" calcext:value-type="float">
            <text:p>6785.76000000006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6808.32000000006" calcext:value-type="float">
            <text:p>6808.32000000006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6830.88000000006" calcext:value-type="float">
            <text:p>6830.88000000006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6853.44000000006" calcext:value-type="float">
            <text:p>6853.44000000006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6876.00000000006" calcext:value-type="float">
            <text:p>6876.00000000006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6898.56000000006" calcext:value-type="float">
            <text:p>6898.5600000000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6921.12000000006" calcext:value-type="float">
            <text:p>6921.12000000006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6943.68000000006" calcext:value-type="float">
            <text:p>6943.68000000006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6966.24000000006" calcext:value-type="float">
            <text:p>6966.24000000006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6988.80000000006" calcext:value-type="float">
            <text:p>6988.80000000006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7011.36000000006" calcext:value-type="float">
            <text:p>7011.36000000006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7033.92000000006" calcext:value-type="float">
            <text:p>7033.92000000006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7034.64000000006" calcext:value-type="float">
            <text:p>7034.64000000006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7035.36000000006" calcext:value-type="float">
            <text:p>7035.36000000006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7036.08000000006" calcext:value-type="float">
            <text:p>7036.08000000006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7036.80000000006" calcext:value-type="float">
            <text:p>7036.80000000006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7037.52000000006" calcext:value-type="float">
            <text:p>7037.52000000006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7038.24000000006" calcext:value-type="float">
            <text:p>7038.24000000006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7038.96000000006" calcext:value-type="float">
            <text:p>7038.96000000006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7061.52000000006" calcext:value-type="float">
            <text:p>7061.52000000006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7084.08000000006" calcext:value-type="float">
            <text:p>7084.08000000006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7106.64000000006" calcext:value-type="float">
            <text:p>7106.64000000006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7107.36000000006" calcext:value-type="float">
            <text:p>7107.36000000006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7108.08000000006" calcext:value-type="float">
            <text:p>7108.08000000006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7108.80000000007" calcext:value-type="float">
            <text:p>7108.80000000007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7109.52000000007" calcext:value-type="float">
            <text:p>7109.52000000007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7110.24000000007" calcext:value-type="float">
            <text:p>7110.24000000007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7111.68000000007" calcext:value-type="float">
            <text:p>7111.68000000007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7113.12000000007" calcext:value-type="float">
            <text:p>7113.12000000007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7114.56000000007" calcext:value-type="float">
            <text:p>7114.56000000007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7116.00000000007" calcext:value-type="float">
            <text:p>7116.00000000007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7117.44000000007" calcext:value-type="float">
            <text:p>7117.44000000007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7118.88000000007" calcext:value-type="float">
            <text:p>7118.88000000007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7120.32000000007" calcext:value-type="float">
            <text:p>7120.32000000007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7121.76000000007" calcext:value-type="float">
            <text:p>7121.76000000007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7122.48000000007" calcext:value-type="float">
            <text:p>7122.48000000007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7123.20000000007" calcext:value-type="float">
            <text:p>7123.20000000007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7123.92000000007" calcext:value-type="float">
            <text:p>7123.92000000007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7124.64000000007" calcext:value-type="float">
            <text:p>7124.64000000007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7125.36000000007" calcext:value-type="float">
            <text:p>7125.36000000007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7126.08000000007" calcext:value-type="float">
            <text:p>7126.08000000007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7126.80000000007" calcext:value-type="float">
            <text:p>7126.80000000007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7127.52000000007" calcext:value-type="float">
            <text:p>7127.5200000000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7128.24000000007" calcext:value-type="float">
            <text:p>7128.2400000000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7128.96000000007" calcext:value-type="float">
            <text:p>7128.9600000000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7129.68000000007" calcext:value-type="float">
            <text:p>7129.6800000000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7152.24000000007" calcext:value-type="float">
            <text:p>7152.2400000000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7174.80000000007" calcext:value-type="float">
            <text:p>7174.8000000000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7197.36000000007" calcext:value-type="float">
            <text:p>7197.3600000000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7219.92000000007" calcext:value-type="float">
            <text:p>7219.9200000000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7242.48000000007" calcext:value-type="float">
            <text:p>7242.4800000000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7265.04000000007" calcext:value-type="float">
            <text:p>7265.0400000000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7287.60000000008" calcext:value-type="float">
            <text:p>7287.60000000008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7332.00000000008" calcext:value-type="float">
            <text:p>7332.00000000008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7376.40000000008" calcext:value-type="float">
            <text:p>7376.40000000008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7420.80000000008" calcext:value-type="float">
            <text:p>7420.80000000008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7465.20000000008" calcext:value-type="float">
            <text:p>7465.20000000008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7509.60000000008" calcext:value-type="float">
            <text:p>7509.60000000008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7554.72000000008" calcext:value-type="float">
            <text:p>7554.72000000008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7599.84000000008" calcext:value-type="float">
            <text:p>7599.84000000008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7644.96000000008" calcext:value-type="float">
            <text:p>7644.9600000000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7690.08000000008" calcext:value-type="float">
            <text:p>7690.08000000008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7735.20000000008" calcext:value-type="float">
            <text:p>7735.20000000008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7758.48000000008" calcext:value-type="float">
            <text:p>7758.48000000008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7759.92000000008" calcext:value-type="float">
            <text:p>7759.92000000008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7761.36000000008" calcext:value-type="float">
            <text:p>7761.3600000000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7762.80000000008" calcext:value-type="float">
            <text:p>7762.80000000008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7764.24000000008" calcext:value-type="float">
            <text:p>7764.24000000008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7765.68000000009" calcext:value-type="float">
            <text:p>7765.68000000009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7767.12000000009" calcext:value-type="float">
            <text:p>7767.12000000009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7768.56000000009" calcext:value-type="float">
            <text:p>7768.56000000009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7770.00000000009" calcext:value-type="float">
            <text:p>7770.00000000009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7771.44000000009" calcext:value-type="float">
            <text:p>7771.44000000009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7772.88000000009" calcext:value-type="float">
            <text:p>7772.88000000009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7796.16000000009" calcext:value-type="float">
            <text:p>7796.1600000000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7819.44000000009" calcext:value-type="float">
            <text:p>7819.4400000000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7820.88000000009" calcext:value-type="float">
            <text:p>7820.8800000000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7822.32000000009" calcext:value-type="float">
            <text:p>7822.3200000000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7823.76000000009" calcext:value-type="float">
            <text:p>7823.7600000000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7825.20000000009" calcext:value-type="float">
            <text:p>7825.2000000000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7826.64000000009" calcext:value-type="float">
            <text:p>7826.6400000000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7828.08000000009" calcext:value-type="float">
            <text:p>7828.0800000000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7829.52000000009" calcext:value-type="float">
            <text:p>7829.5200000000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7853.52000000009" calcext:value-type="float">
            <text:p>7853.5200000000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7877.52000000009" calcext:value-type="float">
            <text:p>7877.5200000000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7901.5200000001" calcext:value-type="float">
            <text:p>7901.520000000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7924.8000000001" calcext:value-type="float">
            <text:p>7924.800000000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7948.0800000001" calcext:value-type="float">
            <text:p>7948.080000000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7971.3600000001" calcext:value-type="float">
            <text:p>7971.360000000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7994.6400000001" calcext:value-type="float">
            <text:p>7994.640000000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7996.0800000001" calcext:value-type="float">
            <text:p>7996.0800000001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8018.6400000001" calcext:value-type="float">
            <text:p>8018.640000000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8041.2000000001" calcext:value-type="float">
            <text:p>8041.200000000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8063.7600000001" calcext:value-type="float">
            <text:p>8063.760000000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8086.3200000001" calcext:value-type="float">
            <text:p>8086.320000000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8108.8800000001" calcext:value-type="float">
            <text:p>8108.880000000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8131.4400000001" calcext:value-type="float">
            <text:p>8131.440000000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8154.0000000001" calcext:value-type="float">
            <text:p>8154.000000000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8176.5600000001" calcext:value-type="float">
            <text:p>8176.560000000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8199.1200000001" calcext:value-type="float">
            <text:p>8199.120000000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8199.8400000001" calcext:value-type="float">
            <text:p>8199.8400000001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8200.5600000001" calcext:value-type="float">
            <text:p>8200.5600000001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8201.2800000001" calcext:value-type="float">
            <text:p>8201.2800000001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8202.0000000001" calcext:value-type="float">
            <text:p>8202.0000000001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8202.7200000001" calcext:value-type="float">
            <text:p>8202.7200000001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8224.5600000001" calcext:value-type="float">
            <text:p>8224.560000000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8246.4000000001" calcext:value-type="float">
            <text:p>8246.400000000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8268.2400000001" calcext:value-type="float">
            <text:p>8268.240000000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8290.0800000001" calcext:value-type="float">
            <text:p>8290.080000000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8311.9200000001" calcext:value-type="float">
            <text:p>8311.920000000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8333.7600000001" calcext:value-type="float">
            <text:p>8333.760000000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8356.3200000001" calcext:value-type="float">
            <text:p>8356.320000000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8378.8800000001" calcext:value-type="float">
            <text:p>8378.880000000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8401.4400000001" calcext:value-type="float">
            <text:p>8401.440000000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8424.0000000001" calcext:value-type="float">
            <text:p>8424.000000000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8424.7200000001" calcext:value-type="float">
            <text:p>8424.7200000001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8425.4400000001" calcext:value-type="float">
            <text:p>8425.4400000001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8426.16000000009" calcext:value-type="float">
            <text:p>8426.1600000000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8426.88000000009" calcext:value-type="float">
            <text:p>8426.8800000000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8427.60000000009" calcext:value-type="float">
            <text:p>8427.6000000000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8428.32000000009" calcext:value-type="float">
            <text:p>8428.3200000000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8429.04000000009" calcext:value-type="float">
            <text:p>8429.0400000000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8429.76000000009" calcext:value-type="float">
            <text:p>8429.7600000000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8430.48000000009" calcext:value-type="float">
            <text:p>8430.4800000000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8431.20000000009" calcext:value-type="float">
            <text:p>8431.2000000000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8431.92000000009" calcext:value-type="float">
            <text:p>8431.9200000000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8432.64000000009" calcext:value-type="float">
            <text:p>8432.6400000000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8432.64000000009" calcext:value-type="float">
            <text:p>8432.64000000009</text:p>
          </table:table-cell>
        </table:table-row>
      </table:table>
      <table:table table:name="sa-exhaustive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.6000001" calcext:value-type="float">
            <text:p>3.600000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6.4800005" calcext:value-type="float">
            <text:p>6.480000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7.920001" calcext:value-type="float">
            <text:p>7.92000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.502802" calcext:value-type="float">
            <text:p>30.5028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3.0856" calcext:value-type="float">
            <text:p>53.0856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75.6684" calcext:value-type="float">
            <text:p>75.6684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8.251205" calcext:value-type="float">
            <text:p>98.25120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98.97121" calcext:value-type="float">
            <text:p>98.97121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00.41121" calcext:value-type="float">
            <text:p>100.41121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01.85121" calcext:value-type="float">
            <text:p>101.85121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03.291214" calcext:value-type="float">
            <text:p>103.291214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04.73122" calcext:value-type="float">
            <text:p>104.7312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06.17122" calcext:value-type="float">
            <text:p>106.17122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07.61122" calcext:value-type="float">
            <text:p>107.61122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09.05122" calcext:value-type="float">
            <text:p>109.05122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10.49123" calcext:value-type="float">
            <text:p>110.4912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12.65123" calcext:value-type="float">
            <text:p>112.6512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14.81123" calcext:value-type="float">
            <text:p>114.8112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16.97124" calcext:value-type="float">
            <text:p>116.9712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19.13124" calcext:value-type="float">
            <text:p>119.13124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0.57124" calcext:value-type="float">
            <text:p>120.5712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2.011246" calcext:value-type="float">
            <text:p>122.01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.17125" calcext:value-type="float">
            <text:p>124.1712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48.19406" calcext:value-type="float">
            <text:p>148.19406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72.21686" calcext:value-type="float">
            <text:p>172.21686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96.23965" calcext:value-type="float">
            <text:p>196.2396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20.26245" calcext:value-type="float">
            <text:p>220.262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44.28525" calcext:value-type="float">
            <text:p>244.2852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68.30804" calcext:value-type="float">
            <text:p>268.30804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92.33084" calcext:value-type="float">
            <text:p>292.33084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17.07364" calcext:value-type="float">
            <text:p>317.07364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41.09644" calcext:value-type="float">
            <text:p>341.0964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65.11923" calcext:value-type="float">
            <text:p>365.11923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89.14203" calcext:value-type="float">
            <text:p>389.14203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91.30203" calcext:value-type="float">
            <text:p>391.30203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94.18204" calcext:value-type="float">
            <text:p>394.18204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97.78204" calcext:value-type="float">
            <text:p>397.78204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2.10205" calcext:value-type="float">
            <text:p>402.10205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6.42206" calcext:value-type="float">
            <text:p>406.42206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10.74207" calcext:value-type="float">
            <text:p>410.7420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36.92487" calcext:value-type="float">
            <text:p>436.92487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63.10767" calcext:value-type="float">
            <text:p>463.107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11.15326" calcext:value-type="float">
            <text:p>511.15326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59.1987" calcext:value-type="float">
            <text:p>559.198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7.24414" calcext:value-type="float">
            <text:p>607.24414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54.5696" calcext:value-type="float">
            <text:p>654.5696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701.895" calcext:value-type="float">
            <text:p>701.8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49.22046" calcext:value-type="float">
            <text:p>749.22046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796.5459" calcext:value-type="float">
            <text:p>796.5459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22.00854" calcext:value-type="float">
            <text:p>822.00854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47.4712" calcext:value-type="float">
            <text:p>847.471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851.07104" calcext:value-type="float">
            <text:p>851.07104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855.39087" calcext:value-type="float">
            <text:p>855.3908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859.7107" calcext:value-type="float">
            <text:p>859.710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863.31055" calcext:value-type="float">
            <text:p>863.3105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866.9104" calcext:value-type="float">
            <text:p>866.9104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870.51025" calcext:value-type="float">
            <text:p>870.5102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74.1101" calcext:value-type="float">
            <text:p>874.1101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877.70996" calcext:value-type="float">
            <text:p>877.70996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881.3098" calcext:value-type="float">
            <text:p>881.3098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884.90967" calcext:value-type="float">
            <text:p>884.90967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889.2295" calcext:value-type="float">
            <text:p>889.22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2.82935" calcext:value-type="float">
            <text:p>892.8293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897.1492" calcext:value-type="float">
            <text:p>897.1492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901.469" calcext:value-type="float">
            <text:p>901.469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905.7888" calcext:value-type="float">
            <text:p>905.7888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10.10864" calcext:value-type="float">
            <text:p>910.108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42847" calcext:value-type="float">
            <text:p>914.42847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18.0283" calcext:value-type="float">
            <text:p>918.0283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21.6282" calcext:value-type="float">
            <text:p>921.6282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25.228" calcext:value-type="float">
            <text:p>925.22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28.8279" calcext:value-type="float">
            <text:p>928.8279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33.1477" calcext:value-type="float">
            <text:p>933.1477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37.4675" calcext:value-type="float">
            <text:p>937.467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1.78735" calcext:value-type="float">
            <text:p>941.7873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6.1072" calcext:value-type="float">
            <text:p>946.1072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50.427" calcext:value-type="float">
            <text:p>950.42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54.7468" calcext:value-type="float">
            <text:p>954.746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59.7866" calcext:value-type="float">
            <text:p>959.786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64.10645" calcext:value-type="float">
            <text:p>964.10645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68.4263" calcext:value-type="float">
            <text:p>968.426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72.7461" calcext:value-type="float">
            <text:p>972.746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77.0659" calcext:value-type="float">
            <text:p>977.0659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81.38574" calcext:value-type="float">
            <text:p>981.38574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85.70557" calcext:value-type="float">
            <text:p>985.70557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90.0254" calcext:value-type="float">
            <text:p>990.0254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94.3452" calcext:value-type="float">
            <text:p>994.345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99.385" calcext:value-type="float">
            <text:p>999.38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26.2876" calcext:value-type="float">
            <text:p>1026.2876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53.1902" calcext:value-type="float">
            <text:p>1053.190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80.0928" calcext:value-type="float">
            <text:p>1080.092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105.5554" calcext:value-type="float">
            <text:p>1105.5554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131.738" calcext:value-type="float">
            <text:p>1131.738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158.6406" calcext:value-type="float">
            <text:p>1158.6406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85.5432" calcext:value-type="float">
            <text:p>1185.5432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211.7258" calcext:value-type="float">
            <text:p>1211.72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238.6284" calcext:value-type="float">
            <text:p>1238.62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286.6738" calcext:value-type="float">
            <text:p>1286.673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334.7192" calcext:value-type="float">
            <text:p>1334.7192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360.9019" calcext:value-type="float">
            <text:p>1360.9019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387.0845" calcext:value-type="float">
            <text:p>1387.084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413.2671" calcext:value-type="float">
            <text:p>1413.267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439.4497" calcext:value-type="float">
            <text:p>1439.4497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465.6323" calcext:value-type="float">
            <text:p>1465.6323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491.815" calcext:value-type="float">
            <text:p>1491.81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517.9976" calcext:value-type="float">
            <text:p>1517.9976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566.043" calcext:value-type="float">
            <text:p>1566.04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614.0884" calcext:value-type="float">
            <text:p>1614.0884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640.271" calcext:value-type="float">
            <text:p>1640.27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644.5908" calcext:value-type="float">
            <text:p>1644.59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648.9106" calcext:value-type="float">
            <text:p>1648.9106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653.2305" calcext:value-type="float">
            <text:p>1653.230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657.5503" calcext:value-type="float">
            <text:p>1657.5503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661.8701" calcext:value-type="float">
            <text:p>1661.870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666.19" calcext:value-type="float">
            <text:p>1666.1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70.5098" calcext:value-type="float">
            <text:p>1670.509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74.8296" calcext:value-type="float">
            <text:p>1674.8296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79.1494" calcext:value-type="float">
            <text:p>1679.1494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83.4692" calcext:value-type="float">
            <text:p>1683.469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687.7891" calcext:value-type="float">
            <text:p>1687.789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692.1089" calcext:value-type="float">
            <text:p>1692.1089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697.1487" calcext:value-type="float">
            <text:p>1697.148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702.9084" calcext:value-type="float">
            <text:p>1702.9084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707.9482" calcext:value-type="float">
            <text:p>1707.948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712.988" calcext:value-type="float">
            <text:p>1712.98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718.0278" calcext:value-type="float">
            <text:p>1718.027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722.3477" calcext:value-type="float">
            <text:p>1722.347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27.3875" calcext:value-type="float">
            <text:p>1727.387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732.4272" calcext:value-type="float">
            <text:p>1732.4272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736.7471" calcext:value-type="float">
            <text:p>1736.747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763.6497" calcext:value-type="float">
            <text:p>1763.6497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789.8323" calcext:value-type="float">
            <text:p>1789.832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837.8777" calcext:value-type="float">
            <text:p>1837.8777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885.9231" calcext:value-type="float">
            <text:p>1885.923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933.9685" calcext:value-type="float">
            <text:p>1933.968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982.0139" calcext:value-type="float">
            <text:p>1982.013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030.0593" calcext:value-type="float">
            <text:p>2030.059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078.1047" calcext:value-type="float">
            <text:p>2078.1047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2104.2874" calcext:value-type="float">
            <text:p>2104.2874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2130.47" calcext:value-type="float">
            <text:p>2130.47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2135.5098" calcext:value-type="float">
            <text:p>2135.5098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139.8296" calcext:value-type="float">
            <text:p>2139.8296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144.1494" calcext:value-type="float">
            <text:p>2144.149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2148.4692" calcext:value-type="float">
            <text:p>2148.469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2152.789" calcext:value-type="float">
            <text:p>2152.78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2157.109" calcext:value-type="float">
            <text:p>2157.1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2161.4287" calcext:value-type="float">
            <text:p>2161.4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.7485" calcext:value-type="float">
            <text:p>2165.7485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2170.0684" calcext:value-type="float">
            <text:p>2170.068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174.3882" calcext:value-type="float">
            <text:p>2174.388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178.708" calcext:value-type="float">
            <text:p>2178.708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183.0278" calcext:value-type="float">
            <text:p>2183.02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187.3477" calcext:value-type="float">
            <text:p>2187.347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191.6675" calcext:value-type="float">
            <text:p>2191.6675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195.9873" calcext:value-type="float">
            <text:p>2195.9873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199.5872" calcext:value-type="float">
            <text:p>2199.5872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203.187" calcext:value-type="float">
            <text:p>2203.18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206.7869" calcext:value-type="float">
            <text:p>2206.7869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210.3867" calcext:value-type="float">
            <text:p>2210.386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213.9866" calcext:value-type="float">
            <text:p>2213.9866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217.5864" calcext:value-type="float">
            <text:p>2217.5864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221.1863" calcext:value-type="float">
            <text:p>2221.186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224.7861" calcext:value-type="float">
            <text:p>2224.7861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229.106" calcext:value-type="float">
            <text:p>2229.106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254.5686" calcext:value-type="float">
            <text:p>2254.5686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280.7512" calcext:value-type="float">
            <text:p>2280.7512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306.9338" calcext:value-type="float">
            <text:p>2306.9338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333.1165" calcext:value-type="float">
            <text:p>2333.116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359.299" calcext:value-type="float">
            <text:p>2359.299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385.4817" calcext:value-type="float">
            <text:p>2385.4817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411.6643" calcext:value-type="float">
            <text:p>2411.664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437.847" calcext:value-type="float">
            <text:p>2437.84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64.0295" calcext:value-type="float">
            <text:p>2464.02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490.2122" calcext:value-type="float">
            <text:p>2490.212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516.3948" calcext:value-type="float">
            <text:p>2516.394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542.5774" calcext:value-type="float">
            <text:p>2542.577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546.8972" calcext:value-type="float">
            <text:p>2546.897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551.217" calcext:value-type="float">
            <text:p>2551.217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554.097" calcext:value-type="float">
            <text:p>2554.097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556.9768" calcext:value-type="float">
            <text:p>2556.9768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559.8567" calcext:value-type="float">
            <text:p>2559.8567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562.7366" calcext:value-type="float">
            <text:p>2562.73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565.6165" calcext:value-type="float">
            <text:p>2565.616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568.4963" calcext:value-type="float">
            <text:p>2568.4963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572.0962" calcext:value-type="float">
            <text:p>2572.096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575.696" calcext:value-type="float">
            <text:p>2575.696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580.0159" calcext:value-type="float">
            <text:p>2580.015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583.6157" calcext:value-type="float">
            <text:p>2583.61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586.4956" calcext:value-type="float">
            <text:p>2586.4956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589.3755" calcext:value-type="float">
            <text:p>2589.375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592.2554" calcext:value-type="float">
            <text:p>2592.2554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595.1353" calcext:value-type="float">
            <text:p>2595.1353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597.2952" calcext:value-type="float">
            <text:p>2597.2952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599.455" calcext:value-type="float">
            <text:p>2599.45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600.895" calcext:value-type="float">
            <text:p>2600.8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602.335" calcext:value-type="float">
            <text:p>2602.33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603.775" calcext:value-type="float">
            <text:p>2603.7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605.2148" calcext:value-type="float">
            <text:p>2605.2148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606.6548" calcext:value-type="float">
            <text:p>2606.6548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608.8147" calcext:value-type="float">
            <text:p>2608.8147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610.9746" calcext:value-type="float">
            <text:p>2610.9746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613.1345" calcext:value-type="float">
            <text:p>2613.1345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637.1572" calcext:value-type="float">
            <text:p>2637.157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639.3171" calcext:value-type="float">
            <text:p>2639.317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641.477" calcext:value-type="float">
            <text:p>2641.477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643.637" calcext:value-type="float">
            <text:p>2643.637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45.077" calcext:value-type="float">
            <text:p>2645.077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46.5168" calcext:value-type="float">
            <text:p>2646.5168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648.6768" calcext:value-type="float">
            <text:p>2648.6768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650.8367" calcext:value-type="float">
            <text:p>2650.8367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674.8594" calcext:value-type="float">
            <text:p>2674.859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698.162" calcext:value-type="float">
            <text:p>2698.16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721.4648" calcext:value-type="float">
            <text:p>2721.4648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744.7676" calcext:value-type="float">
            <text:p>2744.7676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746.2075" calcext:value-type="float">
            <text:p>2746.2075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747.6475" calcext:value-type="float">
            <text:p>2747.647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749.0874" calcext:value-type="float">
            <text:p>2749.08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750.5273" calcext:value-type="float">
            <text:p>2750.527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751.9673" calcext:value-type="float">
            <text:p>2751.967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753.4072" calcext:value-type="float">
            <text:p>2753.407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754.8472" calcext:value-type="float">
            <text:p>2754.8472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757.727" calcext:value-type="float">
            <text:p>2757.727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759.167" calcext:value-type="float">
            <text:p>2759.16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760.607" calcext:value-type="float">
            <text:p>2760.607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762.0469" calcext:value-type="float">
            <text:p>2762.0469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763.4868" calcext:value-type="float">
            <text:p>2763.486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764.9268" calcext:value-type="float">
            <text:p>2764.9268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788.2295" calcext:value-type="float">
            <text:p>2788.22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11.5322" calcext:value-type="float">
            <text:p>2811.5322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34.835" calcext:value-type="float">
            <text:p>2834.83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58.1377" calcext:value-type="float">
            <text:p>2858.137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81.4404" calcext:value-type="float">
            <text:p>2881.4404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04.0232" calcext:value-type="float">
            <text:p>2904.023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26.606" calcext:value-type="float">
            <text:p>2926.606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71.0515" calcext:value-type="float">
            <text:p>2971.0515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5.497" calcext:value-type="float">
            <text:p>3015.497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38.0798" calcext:value-type="float">
            <text:p>3038.079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38.7998" calcext:value-type="float">
            <text:p>3038.7998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39.5198" calcext:value-type="float">
            <text:p>3039.5198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040.2397" calcext:value-type="float">
            <text:p>3040.2397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041.6797" calcext:value-type="float">
            <text:p>3041.679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043.1196" calcext:value-type="float">
            <text:p>3043.1196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044.5596" calcext:value-type="float">
            <text:p>3044.559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045.2795" calcext:value-type="float">
            <text:p>3045.27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045.9995" calcext:value-type="float">
            <text:p>3045.99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046.7195" calcext:value-type="float">
            <text:p>3046.71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047.4395" calcext:value-type="float">
            <text:p>3047.43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48.8794" calcext:value-type="float">
            <text:p>3048.8794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050.3193" calcext:value-type="float">
            <text:p>3050.3193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051.7593" calcext:value-type="float">
            <text:p>3051.7593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053.1992" calcext:value-type="float">
            <text:p>3053.199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054.6392" calcext:value-type="float">
            <text:p>3054.639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056.079" calcext:value-type="float">
            <text:p>3056.07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057.519" calcext:value-type="float">
            <text:p>3057.519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058.959" calcext:value-type="float">
            <text:p>3058.959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060.399" calcext:value-type="float">
            <text:p>3060.3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061.8389" calcext:value-type="float">
            <text:p>3061.8389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062.5588" calcext:value-type="float">
            <text:p>3062.5588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063.2788" calcext:value-type="float">
            <text:p>3063.278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085.8616" calcext:value-type="float">
            <text:p>3085.8616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108.4443" calcext:value-type="float">
            <text:p>3108.444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131.027" calcext:value-type="float">
            <text:p>3131.027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153.6099" calcext:value-type="float">
            <text:p>3153.609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176.1926" calcext:value-type="float">
            <text:p>3176.1926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198.7754" calcext:value-type="float">
            <text:p>3198.7754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221.3582" calcext:value-type="float">
            <text:p>3221.358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243.941" calcext:value-type="float">
            <text:p>3243.94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244.661" calcext:value-type="float">
            <text:p>3244.661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245.3809" calcext:value-type="float">
            <text:p>3245.3809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246.1008" calcext:value-type="float">
            <text:p>3246.1008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246.8208" calcext:value-type="float">
            <text:p>3246.8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7.5408" calcext:value-type="float">
            <text:p>3247.5408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248.2607" calcext:value-type="float">
            <text:p>3248.2607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248.9807" calcext:value-type="float">
            <text:p>3248.9807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249.7007" calcext:value-type="float">
            <text:p>3249.700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250.4207" calcext:value-type="float">
            <text:p>3250.420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251.1406" calcext:value-type="float">
            <text:p>3251.140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251.8606" calcext:value-type="float">
            <text:p>3251.8606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252.5806" calcext:value-type="float">
            <text:p>3252.5806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253.3005" calcext:value-type="float">
            <text:p>3253.300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254.0205" calcext:value-type="float">
            <text:p>3254.020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254.7405" calcext:value-type="float">
            <text:p>3254.740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255.4604" calcext:value-type="float">
            <text:p>3255.4604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256.1804" calcext:value-type="float">
            <text:p>3256.180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257.6204" calcext:value-type="float">
            <text:p>3257.6204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259.0603" calcext:value-type="float">
            <text:p>3259.0603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260.5002" calcext:value-type="float">
            <text:p>3260.5002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261.9402" calcext:value-type="float">
            <text:p>3261.9402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263.3801" calcext:value-type="float">
            <text:p>3263.380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265.54" calcext:value-type="float">
            <text:p>3265.54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267.7" calcext:value-type="float">
            <text:p>3267.7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269.8599" calcext:value-type="float">
            <text:p>3269.8599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272.0198" calcext:value-type="float">
            <text:p>3272.0198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274.1797" calcext:value-type="float">
            <text:p>3274.1797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275.6196" calcext:value-type="float">
            <text:p>3275.6196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277.0596" calcext:value-type="float">
            <text:p>3277.05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278.4995" calcext:value-type="float">
            <text:p>3278.49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279.9395" calcext:value-type="float">
            <text:p>3279.9395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281.3794" calcext:value-type="float">
            <text:p>3281.3794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283.5393" calcext:value-type="float">
            <text:p>3283.5393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285.6992" calcext:value-type="float">
            <text:p>3285.6992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287.8591" calcext:value-type="float">
            <text:p>3287.859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290.019" calcext:value-type="float">
            <text:p>3290.019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292.179" calcext:value-type="float">
            <text:p>3292.17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294.3389" calcext:value-type="float">
            <text:p>3294.3389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295.7788" calcext:value-type="float">
            <text:p>3295.778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297.9387" calcext:value-type="float">
            <text:p>3297.93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299.3787" calcext:value-type="float">
            <text:p>3299.3787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300.8186" calcext:value-type="float">
            <text:p>3300.8186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301.5386" calcext:value-type="float">
            <text:p>3301.5386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302.2585" calcext:value-type="float">
            <text:p>3302.258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303.6985" calcext:value-type="float">
            <text:p>3303.6985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305.1384" calcext:value-type="float">
            <text:p>3305.1384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306.5784" calcext:value-type="float">
            <text:p>3306.5784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307.2983" calcext:value-type="float">
            <text:p>3307.2983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308.0183" calcext:value-type="float">
            <text:p>3308.018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308.7383" calcext:value-type="float">
            <text:p>3308.738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309.4583" calcext:value-type="float">
            <text:p>3309.458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310.1782" calcext:value-type="float">
            <text:p>3310.178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310.8982" calcext:value-type="float">
            <text:p>3310.89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312.3381" calcext:value-type="float">
            <text:p>3312.338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313.778" calcext:value-type="float">
            <text:p>3313.778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315.218" calcext:value-type="float">
            <text:p>3315.21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316.658" calcext:value-type="float">
            <text:p>3316.65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318.098" calcext:value-type="float">
            <text:p>3318.098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319.5378" calcext:value-type="float">
            <text:p>3319.5378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320.9778" calcext:value-type="float">
            <text:p>3320.9778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322.4177" calcext:value-type="float">
            <text:p>3322.4177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323.8577" calcext:value-type="float">
            <text:p>3323.8577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325.2976" calcext:value-type="float">
            <text:p>3325.2976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326.7375" calcext:value-type="float">
            <text:p>3326.7375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328.1775" calcext:value-type="float">
            <text:p>3328.1775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329.6174" calcext:value-type="float">
            <text:p>3329.6174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331.0574" calcext:value-type="float">
            <text:p>3331.0574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332.4973" calcext:value-type="float">
            <text:p>3332.4973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333.9373" calcext:value-type="float">
            <text:p>3333.93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336.0972" calcext:value-type="float">
            <text:p>3336.0972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338.257" calcext:value-type="float">
            <text:p>3338.25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340.417" calcext:value-type="float">
            <text:p>3340.41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342.577" calcext:value-type="float">
            <text:p>3342.57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345.4568" calcext:value-type="float">
            <text:p>3345.4568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348.3367" calcext:value-type="float">
            <text:p>3348.336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350.4966" calcext:value-type="float">
            <text:p>3350.4966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352.6565" calcext:value-type="float">
            <text:p>3352.6565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354.8164" calcext:value-type="float">
            <text:p>3354.8164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356.9763" calcext:value-type="float">
            <text:p>3356.976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359.1362" calcext:value-type="float">
            <text:p>3359.1362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361.2961" calcext:value-type="float">
            <text:p>3361.2961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362.736" calcext:value-type="float">
            <text:p>3362.736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364.176" calcext:value-type="float">
            <text:p>3364.176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367.056" calcext:value-type="float">
            <text:p>3367.05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369.9358" calcext:value-type="float">
            <text:p>3369.9358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372.8157" calcext:value-type="float">
            <text:p>3372.815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375.6956" calcext:value-type="float">
            <text:p>3375.6956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378.5754" calcext:value-type="float">
            <text:p>3378.5754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381.4553" calcext:value-type="float">
            <text:p>3381.455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384.3352" calcext:value-type="float">
            <text:p>3384.3352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387.215" calcext:value-type="float">
            <text:p>3387.2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390.095" calcext:value-type="float">
            <text:p>3390.095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392.9749" calcext:value-type="float">
            <text:p>3392.9749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395.8547" calcext:value-type="float">
            <text:p>3395.854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398.7346" calcext:value-type="float">
            <text:p>3398.734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401.6145" calcext:value-type="float">
            <text:p>3401.614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404.4944" calcext:value-type="float">
            <text:p>3404.4944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408.0942" calcext:value-type="float">
            <text:p>3408.0942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411.694" calcext:value-type="float">
            <text:p>3411.69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416.014" calcext:value-type="float">
            <text:p>3416.014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420.3337" calcext:value-type="float">
            <text:p>3420.3337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424.6536" calcext:value-type="float">
            <text:p>3424.6536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428.9734" calcext:value-type="float">
            <text:p>3428.9734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433.2932" calcext:value-type="float">
            <text:p>3433.2932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437.613" calcext:value-type="float">
            <text:p>3437.613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441.9329" calcext:value-type="float">
            <text:p>3441.9329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446.2527" calcext:value-type="float">
            <text:p>3446.2527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449.8525" calcext:value-type="float">
            <text:p>3449.8525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452.7324" calcext:value-type="float">
            <text:p>3452.732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456.3323" calcext:value-type="float">
            <text:p>3456.3323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459.2122" calcext:value-type="float">
            <text:p>3459.2122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462.092" calcext:value-type="float">
            <text:p>3462.092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464.972" calcext:value-type="float">
            <text:p>3464.972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467.8518" calcext:value-type="float">
            <text:p>3467.8518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470.7317" calcext:value-type="float">
            <text:p>3470.7317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495.4744" calcext:value-type="float">
            <text:p>3495.4744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520.937" calcext:value-type="float">
            <text:p>3520.9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547.1196" calcext:value-type="float">
            <text:p>3547.1196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572.5823" calcext:value-type="float">
            <text:p>3572.58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598.045" calcext:value-type="float">
            <text:p>3598.045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623.5076" calcext:value-type="float">
            <text:p>3623.5076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648.9702" calcext:value-type="float">
            <text:p>3648.9702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674.4329" calcext:value-type="float">
            <text:p>3674.4329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700.6155" calcext:value-type="float">
            <text:p>3700.61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726.798" calcext:value-type="float">
            <text:p>3726.798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752.9807" calcext:value-type="float">
            <text:p>3752.9807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779.1633" calcext:value-type="float">
            <text:p>3779.1633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783.4832" calcext:value-type="float">
            <text:p>3783.483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787.083" calcext:value-type="float">
            <text:p>3787.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90.6829" calcext:value-type="float">
            <text:p>3790.6829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794.2827" calcext:value-type="float">
            <text:p>3794.2827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797.8826" calcext:value-type="float">
            <text:p>3797.8826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801.4824" calcext:value-type="float">
            <text:p>3801.4824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826.945" calcext:value-type="float">
            <text:p>3826.94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830.545" calcext:value-type="float">
            <text:p>3830.54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834.1448" calcext:value-type="float">
            <text:p>3834.144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837.7446" calcext:value-type="float">
            <text:p>3837.7446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841.3445" calcext:value-type="float">
            <text:p>3841.3445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844.9443" calcext:value-type="float">
            <text:p>3844.9443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848.5442" calcext:value-type="float">
            <text:p>3848.544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852.144" calcext:value-type="float">
            <text:p>3852.14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855.744" calcext:value-type="float">
            <text:p>3855.7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859.3438" calcext:value-type="float">
            <text:p>3859.3438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862.9436" calcext:value-type="float">
            <text:p>3862.9436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866.5435" calcext:value-type="float">
            <text:p>3866.5435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870.1433" calcext:value-type="float">
            <text:p>3870.1433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873.7432" calcext:value-type="float">
            <text:p>3873.7432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877.343" calcext:value-type="float">
            <text:p>3877.34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880.9429" calcext:value-type="float">
            <text:p>3880.9429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884.5427" calcext:value-type="float">
            <text:p>3884.5427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888.1426" calcext:value-type="float">
            <text:p>3888.14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891.7424" calcext:value-type="float">
            <text:p>3891.7424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895.3423" calcext:value-type="float">
            <text:p>3895.3423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898.9421" calcext:value-type="float">
            <text:p>3898.9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02.542" calcext:value-type="float">
            <text:p>3902.542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906.1418" calcext:value-type="float">
            <text:p>3906.141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909.7417" calcext:value-type="float">
            <text:p>3909.741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914.0615" calcext:value-type="float">
            <text:p>3914.061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917.6614" calcext:value-type="float">
            <text:p>3917.661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921.2612" calcext:value-type="float">
            <text:p>3921.2612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924.861" calcext:value-type="float">
            <text:p>3924.86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928.461" calcext:value-type="float">
            <text:p>3928.46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932.7808" calcext:value-type="float">
            <text:p>3932.7808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937.1006" calcext:value-type="float">
            <text:p>3937.100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941.4204" calcext:value-type="float">
            <text:p>3941.4204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945.7402" calcext:value-type="float">
            <text:p>3945.7402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950.06" calcext:value-type="float">
            <text:p>3950.06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954.38" calcext:value-type="float">
            <text:p>3954.38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958.6997" calcext:value-type="float">
            <text:p>3958.69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963.0195" calcext:value-type="float">
            <text:p>3963.0195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967.3394" calcext:value-type="float">
            <text:p>3967.3394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970.9392" calcext:value-type="float">
            <text:p>3970.9392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975.259" calcext:value-type="float">
            <text:p>3975.259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978.859" calcext:value-type="float">
            <text:p>3978.859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982.4587" calcext:value-type="float">
            <text:p>3982.458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007.2014" calcext:value-type="float">
            <text:p>4007.2014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031.944" calcext:value-type="float">
            <text:p>4031.944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056.6868" calcext:value-type="float">
            <text:p>4056.6868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081.4294" calcext:value-type="float">
            <text:p>4081.42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106.1724" calcext:value-type="float">
            <text:p>4106.1724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130.916" calcext:value-type="float">
            <text:p>4130.916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155.6597" calcext:value-type="float">
            <text:p>4155.6597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180.4033" calcext:value-type="float">
            <text:p>4180.40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205.147" calcext:value-type="float">
            <text:p>4205.14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229.8906" calcext:value-type="float">
            <text:p>4229.8906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254.6343" calcext:value-type="float">
            <text:p>4254.6343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279.378" calcext:value-type="float">
            <text:p>4279.378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304.1216" calcext:value-type="float">
            <text:p>4304.1216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328.865" calcext:value-type="float">
            <text:p>4328.86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352.8887" calcext:value-type="float">
            <text:p>4352.8887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355.0493" calcext:value-type="float">
            <text:p>4355.0493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357.21" calcext:value-type="float">
            <text:p>4357.21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359.3706" calcext:value-type="float">
            <text:p>4359.370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361.5313" calcext:value-type="float">
            <text:p>4361.5313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363.692" calcext:value-type="float">
            <text:p>4363.692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365.8525" calcext:value-type="float">
            <text:p>4365.8525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368.013" calcext:value-type="float">
            <text:p>4368.013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370.174" calcext:value-type="float">
            <text:p>4370.174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372.3345" calcext:value-type="float">
            <text:p>4372.334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374.495" calcext:value-type="float">
            <text:p>4374.495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376.656" calcext:value-type="float">
            <text:p>4376.656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379.5366" calcext:value-type="float">
            <text:p>4379.536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381.6973" calcext:value-type="float">
            <text:p>4381.697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383.858" calcext:value-type="float">
            <text:p>4383.8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86.0186" calcext:value-type="float">
            <text:p>4386.0186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388.179" calcext:value-type="float">
            <text:p>4388.179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390.34" calcext:value-type="float">
            <text:p>4390.34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392.5005" calcext:value-type="float">
            <text:p>4392.500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394.661" calcext:value-type="float">
            <text:p>4394.66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396.822" calcext:value-type="float">
            <text:p>4396.822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398.9824" calcext:value-type="float">
            <text:p>4398.9824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401.143" calcext:value-type="float">
            <text:p>4401.14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403.3037" calcext:value-type="float">
            <text:p>4403.3037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406.1846" calcext:value-type="float">
            <text:p>4406.184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408.345" calcext:value-type="float">
            <text:p>4408.34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432.3687" calcext:value-type="float">
            <text:p>4432.3687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4455.672" calcext:value-type="float">
            <text:p>4455.672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4478.975" calcext:value-type="float">
            <text:p>4478.97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4480.4155" calcext:value-type="float">
            <text:p>4480.415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481.856" calcext:value-type="float">
            <text:p>4481.856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4483.2964" calcext:value-type="float">
            <text:p>4483.2964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4484.737" calcext:value-type="float">
            <text:p>4484.73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4486.1772" calcext:value-type="float">
            <text:p>4486.177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4508.7603" calcext:value-type="float">
            <text:p>4508.7603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4531.3433" calcext:value-type="float">
            <text:p>4531.343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4553.9263" calcext:value-type="float">
            <text:p>4553.92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4576.5093" calcext:value-type="float">
            <text:p>4576.509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4599.0923" calcext:value-type="float">
            <text:p>4599.0923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4621.6753" calcext:value-type="float">
            <text:p>4621.67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644.2583" calcext:value-type="float">
            <text:p>4644.258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4644.9785" calcext:value-type="float">
            <text:p>4644.978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4645.6987" calcext:value-type="float">
            <text:p>4645.6987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4646.419" calcext:value-type="float">
            <text:p>4646.419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4647.8594" calcext:value-type="float">
            <text:p>4647.859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4649.3" calcext:value-type="float">
            <text:p>4649.3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4650.74" calcext:value-type="float">
            <text:p>4650.74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4652.1807" calcext:value-type="float">
            <text:p>4652.1807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4653.621" calcext:value-type="float">
            <text:p>4653.62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4655.0615" calcext:value-type="float">
            <text:p>4655.061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4655.7817" calcext:value-type="float">
            <text:p>4655.7817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4656.502" calcext:value-type="float">
            <text:p>4656.502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4657.222" calcext:value-type="float">
            <text:p>4657.222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4679.805" calcext:value-type="float">
            <text:p>4679.80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4703.1084" calcext:value-type="float">
            <text:p>4703.10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726.4116" calcext:value-type="float">
            <text:p>4726.411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4749.715" calcext:value-type="float">
            <text:p>4749.71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4773.018" calcext:value-type="float">
            <text:p>4773.018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4818.184" calcext:value-type="float">
            <text:p>4818.184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4863.35" calcext:value-type="float">
            <text:p>4863.35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4907.796" calcext:value-type="float">
            <text:p>4907.796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4952.2417" calcext:value-type="float">
            <text:p>4952.241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4996.6875" calcext:value-type="float">
            <text:p>4996.6875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040.413" calcext:value-type="float">
            <text:p>5040.413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084.1387" calcext:value-type="float">
            <text:p>5084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49.727" calcext:value-type="float">
            <text:p>5149.727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15.3154" calcext:value-type="float">
            <text:p>5215.3154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59.041" calcext:value-type="float">
            <text:p>5259.04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81.624" calcext:value-type="float">
            <text:p>5281.624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303.487" calcext:value-type="float">
            <text:p>5303.487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304.207" calcext:value-type="float">
            <text:p>5304.207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304.9272" calcext:value-type="float">
            <text:p>5304.9272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305.6475" calcext:value-type="float">
            <text:p>5305.6475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327.5103" calcext:value-type="float">
            <text:p>5327.5103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349.373" calcext:value-type="float">
            <text:p>5349.373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371.236" calcext:value-type="float">
            <text:p>5371.2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393.819" calcext:value-type="float">
            <text:p>5393.819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394.539" calcext:value-type="float">
            <text:p>5394.539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395.2593" calcext:value-type="float">
            <text:p>5395.259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395.9795" calcext:value-type="float">
            <text:p>5395.97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396.6997" calcext:value-type="float">
            <text:p>5396.699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397.42" calcext:value-type="float">
            <text:p>5397.42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398.14" calcext:value-type="float">
            <text:p>5398.14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398.8604" calcext:value-type="float">
            <text:p>5398.860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399.5806" calcext:value-type="float">
            <text:p>5399.580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400.301" calcext:value-type="float">
            <text:p>5400.301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401.021" calcext:value-type="float">
            <text:p>5401.021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401.741" calcext:value-type="float">
            <text:p>5401.741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402.4614" calcext:value-type="float">
            <text:p>5402.461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403.902" calcext:value-type="float">
            <text:p>5403.902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405.3423" calcext:value-type="float">
            <text:p>5405.342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406.7827" calcext:value-type="float">
            <text:p>5406.782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407.503" calcext:value-type="float">
            <text:p>5407.503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408.9434" calcext:value-type="float">
            <text:p>5408.9434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409.6636" calcext:value-type="float">
            <text:p>5409.6636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411.104" calcext:value-type="float">
            <text:p>5411.104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412.5444" calcext:value-type="float">
            <text:p>5412.544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413.985" calcext:value-type="float">
            <text:p>5413.98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415.4253" calcext:value-type="float">
            <text:p>5415.4253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416.8657" calcext:value-type="float">
            <text:p>5416.8657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418.306" calcext:value-type="float">
            <text:p>5418.30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419.7466" calcext:value-type="float">
            <text:p>5419.7466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421.187" calcext:value-type="float">
            <text:p>5421.18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423.3477" calcext:value-type="float">
            <text:p>5423.3477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424.068" calcext:value-type="float">
            <text:p>5424.068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425.5083" calcext:value-type="float">
            <text:p>5425.5083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426.9487" calcext:value-type="float">
            <text:p>5426.9487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428.389" calcext:value-type="float">
            <text:p>5428.389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429.8296" calcext:value-type="float">
            <text:p>5429.829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431.27" calcext:value-type="float">
            <text:p>5431.27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432.7104" calcext:value-type="float">
            <text:p>5432.7104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433.4307" calcext:value-type="float">
            <text:p>5433.4307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434.151" calcext:value-type="float">
            <text:p>5434.151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434.871" calcext:value-type="float">
            <text:p>5434.8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437.0317" calcext:value-type="float">
            <text:p>5437.0317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439.1924" calcext:value-type="float">
            <text:p>5439.19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441.353" calcext:value-type="float">
            <text:p>5441.35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443.5137" calcext:value-type="float">
            <text:p>5443.51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445.6743" calcext:value-type="float">
            <text:p>5445.6743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447.835" calcext:value-type="float">
            <text:p>5447.835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450.716" calcext:value-type="float">
            <text:p>5450.71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452.8765" calcext:value-type="float">
            <text:p>5452.876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455.037" calcext:value-type="float">
            <text:p>5455.037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457.1978" calcext:value-type="float">
            <text:p>5457.1978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459.3584" calcext:value-type="float">
            <text:p>5459.3584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462.2393" calcext:value-type="float">
            <text:p>5462.239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465.12" calcext:value-type="float">
            <text:p>5465.12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468.001" calcext:value-type="float">
            <text:p>5468.00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470.882" calcext:value-type="float">
            <text:p>5470.882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473.7627" calcext:value-type="float">
            <text:p>5473.7627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476.6436" calcext:value-type="float">
            <text:p>5476.643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479.5244" calcext:value-type="float">
            <text:p>5479.5244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482.4053" calcext:value-type="float">
            <text:p>5482.4053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485.286" calcext:value-type="float">
            <text:p>5485.286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487.447" calcext:value-type="float">
            <text:p>5487.447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489.6074" calcext:value-type="float">
            <text:p>5489.607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491.768" calcext:value-type="float">
            <text:p>5491.768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493.9287" calcext:value-type="float">
            <text:p>5493.9287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496.0894" calcext:value-type="float">
            <text:p>5496.0894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498.25" calcext:value-type="float">
            <text:p>5498.2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500.4106" calcext:value-type="float">
            <text:p>5500.410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501.851" calcext:value-type="float">
            <text:p>5501.851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504.0117" calcext:value-type="float">
            <text:p>5504.011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506.1724" calcext:value-type="float">
            <text:p>5506.1724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508.333" calcext:value-type="float">
            <text:p>5508.33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510.4937" calcext:value-type="float">
            <text:p>5510.493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512.6543" calcext:value-type="float">
            <text:p>5512.6543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514.815" calcext:value-type="float">
            <text:p>5514.815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516.2554" calcext:value-type="float">
            <text:p>5516.2554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517.696" calcext:value-type="float">
            <text:p>5517.696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519.136" calcext:value-type="float">
            <text:p>5519.13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520.5767" calcext:value-type="float">
            <text:p>5520.5767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522.7373" calcext:value-type="float">
            <text:p>5522.7373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524.1777" calcext:value-type="float">
            <text:p>5524.1777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547.481" calcext:value-type="float">
            <text:p>5547.481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549.6416" calcext:value-type="float">
            <text:p>5549.641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551.8022" calcext:value-type="float">
            <text:p>5551.8022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553.963" calcext:value-type="float">
            <text:p>5553.963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554.683" calcext:value-type="float">
            <text:p>5554.683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555.4033" calcext:value-type="float">
            <text:p>5555.4033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556.1235" calcext:value-type="float">
            <text:p>5556.1235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556.8438" calcext:value-type="float">
            <text:p>5556.8438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5557.564" calcext:value-type="float">
            <text:p>5557.564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5558.284" calcext:value-type="float">
            <text:p>5558.284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5559.0044" calcext:value-type="float">
            <text:p>5559.0044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5559.7246" calcext:value-type="float">
            <text:p>5559.7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0.445" calcext:value-type="float">
            <text:p>5560.445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5561.165" calcext:value-type="float">
            <text:p>5561.16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5561.8853" calcext:value-type="float">
            <text:p>5561.8853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5562.6055" calcext:value-type="float">
            <text:p>5562.6055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5563.3257" calcext:value-type="float">
            <text:p>5563.3257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5585.9087" calcext:value-type="float">
            <text:p>5585.90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5608.4917" calcext:value-type="float">
            <text:p>5608.4917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5631.0747" calcext:value-type="float">
            <text:p>5631.0747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5654.378" calcext:value-type="float">
            <text:p>5654.378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5677.681" calcext:value-type="float">
            <text:p>5677.681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5679.1216" calcext:value-type="float">
            <text:p>5679.1216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5680.562" calcext:value-type="float">
            <text:p>5680.562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5682.0024" calcext:value-type="float">
            <text:p>5682.0024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5683.443" calcext:value-type="float">
            <text:p>5683.443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5684.8833" calcext:value-type="float">
            <text:p>5684.883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5687.044" calcext:value-type="float">
            <text:p>5687.04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5688.4844" calcext:value-type="float">
            <text:p>5688.4844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689.925" calcext:value-type="float">
            <text:p>5689.92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691.365" calcext:value-type="float">
            <text:p>5691.36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692.8057" calcext:value-type="float">
            <text:p>5692.805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5694.246" calcext:value-type="float">
            <text:p>5694.24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5695.6865" calcext:value-type="float">
            <text:p>5695.686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5696.4067" calcext:value-type="float">
            <text:p>5696.406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5697.127" calcext:value-type="float">
            <text:p>5697.12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5697.847" calcext:value-type="float">
            <text:p>5697.84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698.5674" calcext:value-type="float">
            <text:p>5698.5674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5699.2876" calcext:value-type="float">
            <text:p>5699.2876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5700.008" calcext:value-type="float">
            <text:p>5700.008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5700.728" calcext:value-type="float">
            <text:p>5700.728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5701.448" calcext:value-type="float">
            <text:p>5701.448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5702.1685" calcext:value-type="float">
            <text:p>5702.1685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5702.8887" calcext:value-type="float">
            <text:p>5702.8887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5703.609" calcext:value-type="float">
            <text:p>5703.609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704.329" calcext:value-type="float">
            <text:p>5704.329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705.0493" calcext:value-type="float">
            <text:p>5705.0493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705.7695" calcext:value-type="float">
            <text:p>5705.76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706.4897" calcext:value-type="float">
            <text:p>5706.489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707.93" calcext:value-type="float">
            <text:p>5707.93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708.6504" calcext:value-type="float">
            <text:p>5708.6504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709.3706" calcext:value-type="float">
            <text:p>5709.3706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710.091" calcext:value-type="float">
            <text:p>5710.091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5710.811" calcext:value-type="float">
            <text:p>5710.811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5732.674" calcext:value-type="float">
            <text:p>5732.67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5754.5366" calcext:value-type="float">
            <text:p>5754.5366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776.3994" calcext:value-type="float">
            <text:p>5776.399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5777.1196" calcext:value-type="float">
            <text:p>5777.119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5777.84" calcext:value-type="float">
            <text:p>5777.84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5778.56" calcext:value-type="float">
            <text:p>5778.5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5779.2803" calcext:value-type="float">
            <text:p>5779.2803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5780.0005" calcext:value-type="float">
            <text:p>5780.0005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5780.7207" calcext:value-type="float">
            <text:p>5780.720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5781.441" calcext:value-type="float">
            <text:p>5781.441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5782.161" calcext:value-type="float">
            <text:p>5782.16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5782.8813" calcext:value-type="float">
            <text:p>5782.8813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5783.6016" calcext:value-type="float">
            <text:p>5783.6016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5784.322" calcext:value-type="float">
            <text:p>5784.322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5785.042" calcext:value-type="float">
            <text:p>5785.042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5785.762" calcext:value-type="float">
            <text:p>5785.762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5785.762" calcext:value-type="float">
            <text:p>5785.762</text:p>
          </table:table-cell>
        </table:table-row>
      </table:table>
      <table:table table:name="sa-quick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2.19401" calcext:value-type="float">
            <text:p>112.19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2.91401" calcext:value-type="float">
            <text:p>112.91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3.63401" calcext:value-type="float">
            <text:p>113.63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22.274025" calcext:value-type="float">
            <text:p>122.27402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22.994026" calcext:value-type="float">
            <text:p>122.9940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23.71403" calcext:value-type="float">
            <text:p>123.7140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24.43403" calcext:value-type="float">
            <text:p>124.43403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25.15403" calcext:value-type="float">
            <text:p>125.15403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25.87403" calcext:value-type="float">
            <text:p>125.8740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26.59403" calcext:value-type="float">
            <text:p>126.5940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7403" calcext:value-type="float">
            <text:p>129.4740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30.91403" calcext:value-type="float">
            <text:p>130.91403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94.0336" calcext:value-type="float">
            <text:p>294.03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17.3364" calcext:value-type="float">
            <text:p>317.336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0.6392" calcext:value-type="float">
            <text:p>340.639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63.942" calcext:value-type="float">
            <text:p>363.94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65.382" calcext:value-type="float">
            <text:p>365.38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66.822" calcext:value-type="float">
            <text:p>366.82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68.262" calcext:value-type="float">
            <text:p>368.2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69.702" calcext:value-type="float">
            <text:p>369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71.142" calcext:value-type="float">
            <text:p>371.14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72.582" calcext:value-type="float">
            <text:p>372.58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74.022" calcext:value-type="float">
            <text:p>374.02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75.462" calcext:value-type="float">
            <text:p>375.46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78.342" calcext:value-type="float">
            <text:p>378.34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80.502" calcext:value-type="float">
            <text:p>380.5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82.66202" calcext:value-type="float">
            <text:p>382.6620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84.82202" calcext:value-type="float">
            <text:p>384.82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86.98203" calcext:value-type="float">
            <text:p>386.9820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411.00482" calcext:value-type="float">
            <text:p>411.0048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35.02762" calcext:value-type="float">
            <text:p>435.02762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59.0504" calcext:value-type="float">
            <text:p>459.050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83.0732" calcext:value-type="float">
            <text:p>483.073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07.096" calcext:value-type="float">
            <text:p>507.0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31.1187" calcext:value-type="float">
            <text:p>531.118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5.1414" calcext:value-type="float">
            <text:p>555.141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7.30133" calcext:value-type="float">
            <text:p>557.301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9.46124" calcext:value-type="float">
            <text:p>559.4612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61.62115" calcext:value-type="float">
            <text:p>561.6211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63.78107" calcext:value-type="float">
            <text:p>563.78107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65.941" calcext:value-type="float">
            <text:p>565.94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68.1009" calcext:value-type="float">
            <text:p>568.100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70.2608" calcext:value-type="float">
            <text:p>570.2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73.1407" calcext:value-type="float">
            <text:p>573.140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76.02057" calcext:value-type="float">
            <text:p>576.02057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78.90045" calcext:value-type="float">
            <text:p>578.9004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81.78033" calcext:value-type="float">
            <text:p>581.7803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84.6602" calcext:value-type="float">
            <text:p>584.660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87.5401" calcext:value-type="float">
            <text:p>587.540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93.29987" calcext:value-type="float">
            <text:p>593.2998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96.17975" calcext:value-type="float">
            <text:p>596.1797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99.05963" calcext:value-type="float">
            <text:p>599.05963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01.9395" calcext:value-type="float">
            <text:p>601.93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04.0994" calcext:value-type="float">
            <text:p>604.0994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28.12213" calcext:value-type="float">
            <text:p>628.12213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52.14484" calcext:value-type="float">
            <text:p>652.1448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6.16754" calcext:value-type="float">
            <text:p>676.1675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00.9102" calcext:value-type="float">
            <text:p>700.9102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03.7901" calcext:value-type="float">
            <text:p>703.790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06.67" calcext:value-type="float">
            <text:p>706.6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09.54987" calcext:value-type="float">
            <text:p>709.54987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12.42975" calcext:value-type="float">
            <text:p>712.4297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15.30963" calcext:value-type="float">
            <text:p>715.3096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18.1895" calcext:value-type="float">
            <text:p>718.18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1.0694" calcext:value-type="float">
            <text:p>721.069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5.8121" calcext:value-type="float">
            <text:p>745.81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0.55475" calcext:value-type="float">
            <text:p>770.554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5.2974" calcext:value-type="float">
            <text:p>795.297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44.7828" calcext:value-type="float">
            <text:p>844.782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69.52545" calcext:value-type="float">
            <text:p>869.5254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94.2681" calcext:value-type="float">
            <text:p>894.268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18.29083" calcext:value-type="float">
            <text:p>918.2908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2.31354" calcext:value-type="float">
            <text:p>942.31354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66.33624" calcext:value-type="float">
            <text:p>966.33624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90.35895" calcext:value-type="float">
            <text:p>990.358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36.2445" calcext:value-type="float">
            <text:p>1036.24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60.2672" calcext:value-type="float">
            <text:p>1060.2672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84.2899" calcext:value-type="float">
            <text:p>1084.28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08.3126" calcext:value-type="float">
            <text:p>1108.312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32.3353" calcext:value-type="float">
            <text:p>1132.33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78.2208" calcext:value-type="float">
            <text:p>1178.22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24.1063" calcext:value-type="float">
            <text:p>1224.1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69.9918" calcext:value-type="float">
            <text:p>1269.99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94.0145" calcext:value-type="float">
            <text:p>1294.014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318.0372" calcext:value-type="float">
            <text:p>1318.0372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320.9171" calcext:value-type="float">
            <text:p>1320.917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323.077" calcext:value-type="float">
            <text:p>1323.07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325.2369" calcext:value-type="float">
            <text:p>1325.236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27.3969" calcext:value-type="float">
            <text:p>1327.396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29.5568" calcext:value-type="float">
            <text:p>1329.556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31.7167" calcext:value-type="float">
            <text:p>1331.71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33.8766" calcext:value-type="float">
            <text:p>1333.876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57.8993" calcext:value-type="float">
            <text:p>1357.8993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81.922" calcext:value-type="float">
            <text:p>1381.92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405.9447" calcext:value-type="float">
            <text:p>1405.9447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29.9674" calcext:value-type="float">
            <text:p>1429.967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453.9901" calcext:value-type="float">
            <text:p>1453.990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478.0128" calcext:value-type="float">
            <text:p>1478.012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2.7555" calcext:value-type="float">
            <text:p>1502.755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27.4982" calcext:value-type="float">
            <text:p>1527.498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52.2408" calcext:value-type="float">
            <text:p>1552.24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55.1207" calcext:value-type="float">
            <text:p>1555.1207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58.7206" calcext:value-type="float">
            <text:p>1558.720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63.0404" calcext:value-type="float">
            <text:p>1563.040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67.3602" calcext:value-type="float">
            <text:p>1567.360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75.2799" calcext:value-type="float">
            <text:p>1575.2799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78.8798" calcext:value-type="float">
            <text:p>1578.879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81.7596" calcext:value-type="float">
            <text:p>1581.7596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84.6395" calcext:value-type="float">
            <text:p>1584.63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87.5194" calcext:value-type="float">
            <text:p>1587.5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90.3993" calcext:value-type="float">
            <text:p>1590.3993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93.2792" calcext:value-type="float">
            <text:p>1593.27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95.4391" calcext:value-type="float">
            <text:p>1595.439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97.599" calcext:value-type="float">
            <text:p>1597.5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99.7589" calcext:value-type="float">
            <text:p>1599.75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601.9188" calcext:value-type="float">
            <text:p>1601.918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604.0787" calcext:value-type="float">
            <text:p>1604.078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6.2386" calcext:value-type="float">
            <text:p>1606.238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08.3986" calcext:value-type="float">
            <text:p>1608.3986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10.5585" calcext:value-type="float">
            <text:p>1610.55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613.4384" calcext:value-type="float">
            <text:p>1613.438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615.5983" calcext:value-type="float">
            <text:p>1615.598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617.7582" calcext:value-type="float">
            <text:p>1617.758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641.7809" calcext:value-type="float">
            <text:p>1641.78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643.9408" calcext:value-type="float">
            <text:p>1643.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6.1007" calcext:value-type="float">
            <text:p>1646.1007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8.2606" calcext:value-type="float">
            <text:p>1648.2606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50.4205" calcext:value-type="float">
            <text:p>1650.420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52.5804" calcext:value-type="float">
            <text:p>1652.5804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654.7404" calcext:value-type="float">
            <text:p>1654.74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656.9003" calcext:value-type="float">
            <text:p>1656.9003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659.0602" calcext:value-type="float">
            <text:p>1659.06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661.2201" calcext:value-type="float">
            <text:p>1661.220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663.38" calcext:value-type="float">
            <text:p>1663.38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665.5399" calcext:value-type="float">
            <text:p>1665.539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667.6998" calcext:value-type="float">
            <text:p>1667.6998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669.8597" calcext:value-type="float">
            <text:p>1669.859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672.0197" calcext:value-type="float">
            <text:p>1672.01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674.1796" calcext:value-type="float">
            <text:p>1674.1796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76.3395" calcext:value-type="float">
            <text:p>1676.33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677.7794" calcext:value-type="float">
            <text:p>1677.779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701.0822" calcext:value-type="float">
            <text:p>1701.082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724.3849" calcext:value-type="float">
            <text:p>1724.384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747.6876" calcext:value-type="float">
            <text:p>1747.687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770.9904" calcext:value-type="float">
            <text:p>1770.9904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794.2931" calcext:value-type="float">
            <text:p>1794.293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17.5958" calcext:value-type="float">
            <text:p>1817.595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40.8986" calcext:value-type="float">
            <text:p>1840.898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64.2013" calcext:value-type="float">
            <text:p>1864.20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88.224" calcext:value-type="float">
            <text:p>1888.2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12.2467" calcext:value-type="float">
            <text:p>1912.246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14.4066" calcext:value-type="float">
            <text:p>1914.4066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16.5665" calcext:value-type="float">
            <text:p>1916.566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18.7264" calcext:value-type="float">
            <text:p>1918.726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920.8864" calcext:value-type="float">
            <text:p>1920.886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944.909" calcext:value-type="float">
            <text:p>1944.90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968.9318" calcext:value-type="float">
            <text:p>1968.93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992.9545" calcext:value-type="float">
            <text:p>1992.95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016.9772" calcext:value-type="float">
            <text:p>2016.977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040.9999" calcext:value-type="float">
            <text:p>2040.9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65.0227" calcext:value-type="float">
            <text:p>2065.0227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089.0454" calcext:value-type="float">
            <text:p>2089.045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12.3481" calcext:value-type="float">
            <text:p>2112.348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135.651" calcext:value-type="float">
            <text:p>2135.65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158.9536" calcext:value-type="float">
            <text:p>2158.953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182.2563" calcext:value-type="float">
            <text:p>2182.2563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05.559" calcext:value-type="float">
            <text:p>2205.55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28.8618" calcext:value-type="float">
            <text:p>2228.861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52.1646" calcext:value-type="float">
            <text:p>2252.1646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53.6045" calcext:value-type="float">
            <text:p>2253.604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55.0444" calcext:value-type="float">
            <text:p>2255.0444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8.3472" calcext:value-type="float">
            <text:p>2278.3472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9.787" calcext:value-type="float">
            <text:p>2279.78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303.0898" calcext:value-type="float">
            <text:p>2303.0898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326.3926" calcext:value-type="float">
            <text:p>2326.39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27.8325" calcext:value-type="float">
            <text:p>2327.832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329.2725" calcext:value-type="float">
            <text:p>2329.272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330.7124" calcext:value-type="float">
            <text:p>2330.712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354.0151" calcext:value-type="float">
            <text:p>2354.015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399.1807" calcext:value-type="float">
            <text:p>2399.18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444.3462" calcext:value-type="float">
            <text:p>2444.346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489.5117" calcext:value-type="float">
            <text:p>2489.51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534.6772" calcext:value-type="float">
            <text:p>2534.677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579.8428" calcext:value-type="float">
            <text:p>2579.842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4.2883" calcext:value-type="float">
            <text:p>2624.2883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68.734" calcext:value-type="float">
            <text:p>2668.734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713.1794" calcext:value-type="float">
            <text:p>2713.1794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735.7622" calcext:value-type="float">
            <text:p>2735.7622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780.2078" calcext:value-type="float">
            <text:p>2780.2078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802.7905" calcext:value-type="float">
            <text:p>2802.790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803.5105" calcext:value-type="float">
            <text:p>2803.510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804.2305" calcext:value-type="float">
            <text:p>2804.230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804.9504" calcext:value-type="float">
            <text:p>2804.950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805.6704" calcext:value-type="float">
            <text:p>2805.670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806.3904" calcext:value-type="float">
            <text:p>2806.39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807.8303" calcext:value-type="float">
            <text:p>2807.830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809.2703" calcext:value-type="float">
            <text:p>2809.270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810.7102" calcext:value-type="float">
            <text:p>2810.71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812.1501" calcext:value-type="float">
            <text:p>2812.150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813.59" calcext:value-type="float">
            <text:p>2813.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15.03" calcext:value-type="float">
            <text:p>2815.03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816.47" calcext:value-type="float">
            <text:p>2816.4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818.63" calcext:value-type="float">
            <text:p>2818.6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820.7898" calcext:value-type="float">
            <text:p>2820.789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822.9497" calcext:value-type="float">
            <text:p>2822.949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25.1096" calcext:value-type="float">
            <text:p>2825.109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7.2695" calcext:value-type="float">
            <text:p>2827.26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28.7095" calcext:value-type="float">
            <text:p>2828.70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52.0122" calcext:value-type="float">
            <text:p>2852.012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75.315" calcext:value-type="float">
            <text:p>2875.3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99.3376" calcext:value-type="float">
            <text:p>2899.3376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23.3604" calcext:value-type="float">
            <text:p>2923.360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47.383" calcext:value-type="float">
            <text:p>2947.383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93.2686" calcext:value-type="float">
            <text:p>2993.2686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7.2913" calcext:value-type="float">
            <text:p>3017.29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2.034" calcext:value-type="float">
            <text:p>3042.034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66.7766" calcext:value-type="float">
            <text:p>3066.7766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91.5193" calcext:value-type="float">
            <text:p>3091.519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136.6848" calcext:value-type="float">
            <text:p>3136.684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181.8503" calcext:value-type="float">
            <text:p>3181.850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227.0159" calcext:value-type="float">
            <text:p>3227.015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250.3186" calcext:value-type="float">
            <text:p>3250.318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273.6213" calcext:value-type="float">
            <text:p>3273.6213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296.924" calcext:value-type="float">
            <text:p>3296.924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20.2268" calcext:value-type="float">
            <text:p>3320.226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43.5295" calcext:value-type="float">
            <text:p>3343.52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66.8323" calcext:value-type="float">
            <text:p>3366.8323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90.135" calcext:value-type="float">
            <text:p>3390.13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413.4377" calcext:value-type="float">
            <text:p>3413.43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436.7405" calcext:value-type="float">
            <text:p>3436.740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460.0432" calcext:value-type="float">
            <text:p>3460.043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461.4832" calcext:value-type="float">
            <text:p>3461.483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462.923" calcext:value-type="float">
            <text:p>3462.923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464.363" calcext:value-type="float">
            <text:p>3464.3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465.803" calcext:value-type="float">
            <text:p>3465.80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467.243" calcext:value-type="float">
            <text:p>3467.24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468.6829" calcext:value-type="float">
            <text:p>3468.682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470.1228" calcext:value-type="float">
            <text:p>3470.122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471.5627" calcext:value-type="float">
            <text:p>3471.5627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473.0027" calcext:value-type="float">
            <text:p>3473.00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474.4426" calcext:value-type="float">
            <text:p>3474.442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475.8826" calcext:value-type="float">
            <text:p>3475.8826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477.3225" calcext:value-type="float">
            <text:p>3477.322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78.7625" calcext:value-type="float">
            <text:p>3478.762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80.9224" calcext:value-type="float">
            <text:p>3480.92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83.0823" calcext:value-type="float">
            <text:p>3483.0823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85.2422" calcext:value-type="float">
            <text:p>3485.2422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509.265" calcext:value-type="float">
            <text:p>3509.26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533.2876" calcext:value-type="float">
            <text:p>3533.2876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557.3103" calcext:value-type="float">
            <text:p>3557.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1.333" calcext:value-type="float">
            <text:p>3581.333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583.493" calcext:value-type="float">
            <text:p>3583.493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585.6528" calcext:value-type="float">
            <text:p>3585.6528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587.8127" calcext:value-type="float">
            <text:p>3587.812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589.9727" calcext:value-type="float">
            <text:p>3589.972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592.1326" calcext:value-type="float">
            <text:p>3592.132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594.2925" calcext:value-type="float">
            <text:p>3594.292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596.4524" calcext:value-type="float">
            <text:p>3596.4524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598.6123" calcext:value-type="float">
            <text:p>3598.6123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600.7722" calcext:value-type="float">
            <text:p>3600.772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602.9321" calcext:value-type="float">
            <text:p>3602.932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605.092" calcext:value-type="float">
            <text:p>3605.09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606.532" calcext:value-type="float">
            <text:p>3606.532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607.972" calcext:value-type="float">
            <text:p>3607.972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609.4119" calcext:value-type="float">
            <text:p>3609.411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610.8518" calcext:value-type="float">
            <text:p>3610.8518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612.2917" calcext:value-type="float">
            <text:p>3612.2917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613.7317" calcext:value-type="float">
            <text:p>3613.731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615.1716" calcext:value-type="float">
            <text:p>3615.1716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616.6116" calcext:value-type="float">
            <text:p>3616.611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618.0515" calcext:value-type="float">
            <text:p>3618.05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619.4915" calcext:value-type="float">
            <text:p>3619.491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620.9314" calcext:value-type="float">
            <text:p>3620.9314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622.3713" calcext:value-type="float">
            <text:p>3622.371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623.8113" calcext:value-type="float">
            <text:p>3623.811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25.2512" calcext:value-type="float">
            <text:p>3625.251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626.6912" calcext:value-type="float">
            <text:p>3626.691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628.131" calcext:value-type="float">
            <text:p>3628.13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629.571" calcext:value-type="float">
            <text:p>3629.57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631.011" calcext:value-type="float">
            <text:p>3631.01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654.3137" calcext:value-type="float">
            <text:p>3654.3137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677.6165" calcext:value-type="float">
            <text:p>3677.616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700.9192" calcext:value-type="float">
            <text:p>3700.919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724.222" calcext:value-type="float">
            <text:p>3724.22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747.5247" calcext:value-type="float">
            <text:p>3747.524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770.8274" calcext:value-type="float">
            <text:p>3770.827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794.1301" calcext:value-type="float">
            <text:p>3794.130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817.4329" calcext:value-type="float">
            <text:p>3817.4329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862.5984" calcext:value-type="float">
            <text:p>3862.5984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907.764" calcext:value-type="float">
            <text:p>3907.76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952.9294" calcext:value-type="float">
            <text:p>3952.9294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976.2322" calcext:value-type="float">
            <text:p>3976.232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999.535" calcext:value-type="float">
            <text:p>3999.53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022.8376" calcext:value-type="float">
            <text:p>4022.8376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046.1404" calcext:value-type="float">
            <text:p>4046.14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069.443" calcext:value-type="float">
            <text:p>4069.44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092.7458" calcext:value-type="float">
            <text:p>4092.745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115.3286" calcext:value-type="float">
            <text:p>4115.3286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137.9116" calcext:value-type="float">
            <text:p>4137.91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160.4946" calcext:value-type="float">
            <text:p>4160.494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83.0776" calcext:value-type="float">
            <text:p>4183.0776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183.798" calcext:value-type="float">
            <text:p>4183.7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184.518" calcext:value-type="float">
            <text:p>4184.51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185.2383" calcext:value-type="float">
            <text:p>4185.2383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185.9585" calcext:value-type="float">
            <text:p>4185.958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186.6787" calcext:value-type="float">
            <text:p>4186.678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187.399" calcext:value-type="float">
            <text:p>4187.399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188.119" calcext:value-type="float">
            <text:p>4188.119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188.8394" calcext:value-type="float">
            <text:p>4188.839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189.5596" calcext:value-type="float">
            <text:p>4189.559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190.28" calcext:value-type="float">
            <text:p>4190.2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213.583" calcext:value-type="float">
            <text:p>4213.58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236.166" calcext:value-type="float">
            <text:p>4236.16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236.886" calcext:value-type="float">
            <text:p>4236.8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237.6064" calcext:value-type="float">
            <text:p>4237.606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238.3267" calcext:value-type="float">
            <text:p>4238.326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239.047" calcext:value-type="float">
            <text:p>4239.04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239.767" calcext:value-type="float">
            <text:p>4239.76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240.4873" calcext:value-type="float">
            <text:p>4240.48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241.9277" calcext:value-type="float">
            <text:p>4241.927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243.368" calcext:value-type="float">
            <text:p>4243.36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244.8086" calcext:value-type="float">
            <text:p>4244.8086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246.249" calcext:value-type="float">
            <text:p>4246.249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247.6895" calcext:value-type="float">
            <text:p>4247.689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49.13" calcext:value-type="float">
            <text:p>4249.13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250.5703" calcext:value-type="float">
            <text:p>4250.5703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252.0107" calcext:value-type="float">
            <text:p>4252.010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253.451" calcext:value-type="float">
            <text:p>4253.451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254.8916" calcext:value-type="float">
            <text:p>4254.891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5.612" calcext:value-type="float">
            <text:p>4255.612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257.0522" calcext:value-type="float">
            <text:p>4257.052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258.4927" calcext:value-type="float">
            <text:p>4258.492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259.933" calcext:value-type="float">
            <text:p>4259.93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262.0938" calcext:value-type="float">
            <text:p>4262.093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264.2544" calcext:value-type="float">
            <text:p>4264.2544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266.415" calcext:value-type="float">
            <text:p>4266.4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268.5757" calcext:value-type="float">
            <text:p>4268.575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270.7363" calcext:value-type="float">
            <text:p>4270.7363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272.897" calcext:value-type="float">
            <text:p>4272.8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275.0576" calcext:value-type="float">
            <text:p>4275.057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277.2183" calcext:value-type="float">
            <text:p>4277.2183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279.379" calcext:value-type="float">
            <text:p>4279.3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281.5396" calcext:value-type="float">
            <text:p>4281.539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283.7" calcext:value-type="float">
            <text:p>4283.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285.861" calcext:value-type="float">
            <text:p>4285.86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288.0215" calcext:value-type="float">
            <text:p>4288.021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290.182" calcext:value-type="float">
            <text:p>4290.18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292.343" calcext:value-type="float">
            <text:p>4292.343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294.5034" calcext:value-type="float">
            <text:p>4294.503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296.664" calcext:value-type="float">
            <text:p>4296.66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298.8247" calcext:value-type="float">
            <text:p>4298.824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300.9854" calcext:value-type="float">
            <text:p>4300.98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303.866" calcext:value-type="float">
            <text:p>4303.86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306.747" calcext:value-type="float">
            <text:p>4306.74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309.628" calcext:value-type="float">
            <text:p>4309.62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312.509" calcext:value-type="float">
            <text:p>4312.509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315.3896" calcext:value-type="float">
            <text:p>4315.389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318.2705" calcext:value-type="float">
            <text:p>4318.270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321.1514" calcext:value-type="float">
            <text:p>4321.151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324.032" calcext:value-type="float">
            <text:p>4324.03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326.913" calcext:value-type="float">
            <text:p>4326.913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329.0737" calcext:value-type="float">
            <text:p>4329.07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331.2344" calcext:value-type="float">
            <text:p>4331.234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333.395" calcext:value-type="float">
            <text:p>4333.3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335.5557" calcext:value-type="float">
            <text:p>4335.555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337.7163" calcext:value-type="float">
            <text:p>4337.7163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339.877" calcext:value-type="float">
            <text:p>4339.877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342.0376" calcext:value-type="float">
            <text:p>4342.0376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344.198" calcext:value-type="float">
            <text:p>4344.1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345.6387" calcext:value-type="float">
            <text:p>4345.6387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347.079" calcext:value-type="float">
            <text:p>4347.079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348.5195" calcext:value-type="float">
            <text:p>4348.51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349.96" calcext:value-type="float">
            <text:p>4349.96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351.4004" calcext:value-type="float">
            <text:p>4351.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.841" calcext:value-type="float">
            <text:p>4352.84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354.2813" calcext:value-type="float">
            <text:p>4354.281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355.7217" calcext:value-type="float">
            <text:p>4355.721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357.162" calcext:value-type="float">
            <text:p>4357.16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357.8823" calcext:value-type="float">
            <text:p>4357.8823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358.6025" calcext:value-type="float">
            <text:p>4358.602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359.3228" calcext:value-type="float">
            <text:p>4359.322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360.043" calcext:value-type="float">
            <text:p>4360.04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360.763" calcext:value-type="float">
            <text:p>4360.76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361.4834" calcext:value-type="float">
            <text:p>4361.48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362.2036" calcext:value-type="float">
            <text:p>4362.2036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362.924" calcext:value-type="float">
            <text:p>4362.92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363.644" calcext:value-type="float">
            <text:p>4363.6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364.3643" calcext:value-type="float">
            <text:p>4364.364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365.0845" calcext:value-type="float">
            <text:p>4365.0845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365.8047" calcext:value-type="float">
            <text:p>4365.804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366.525" calcext:value-type="float">
            <text:p>4366.52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367.245" calcext:value-type="float">
            <text:p>4367.24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367.9653" calcext:value-type="float">
            <text:p>4367.965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368.6855" calcext:value-type="float">
            <text:p>4368.6855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369.406" calcext:value-type="float">
            <text:p>4369.4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370.126" calcext:value-type="float">
            <text:p>4370.1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370.846" calcext:value-type="float">
            <text:p>4370.846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371.5664" calcext:value-type="float">
            <text:p>4371.566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372.2866" calcext:value-type="float">
            <text:p>4372.286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94.8696" calcext:value-type="float">
            <text:p>4394.8696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417.4526" calcext:value-type="float">
            <text:p>4417.4526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440.0356" calcext:value-type="float">
            <text:p>4440.0356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462.6187" calcext:value-type="float">
            <text:p>4462.618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485.2017" calcext:value-type="float">
            <text:p>4485.201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507.7847" calcext:value-type="float">
            <text:p>4507.784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530.3677" calcext:value-type="float">
            <text:p>4530.367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552.9507" calcext:value-type="float">
            <text:p>4552.950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575.5337" calcext:value-type="float">
            <text:p>4575.533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598.1167" calcext:value-type="float">
            <text:p>4598.116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620.6997" calcext:value-type="float">
            <text:p>4620.699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643.2827" calcext:value-type="float">
            <text:p>4643.282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665.8657" calcext:value-type="float">
            <text:p>4665.86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688.4487" calcext:value-type="float">
            <text:p>4688.448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689.169" calcext:value-type="float">
            <text:p>4689.16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690.6094" calcext:value-type="float">
            <text:p>4690.609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692.05" calcext:value-type="float">
            <text:p>4692.0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693.49" calcext:value-type="float">
            <text:p>4693.49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694.9307" calcext:value-type="float">
            <text:p>4694.930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695.651" calcext:value-type="float">
            <text:p>4695.65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696.371" calcext:value-type="float">
            <text:p>4696.371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697.0913" calcext:value-type="float">
            <text:p>4697.091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697.8115" calcext:value-type="float">
            <text:p>4697.811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698.5317" calcext:value-type="float">
            <text:p>4698.531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699.252" calcext:value-type="float">
            <text:p>4699.2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699.972" calcext:value-type="float">
            <text:p>4699.97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700.6924" calcext:value-type="float">
            <text:p>4700.6924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701.4126" calcext:value-type="float">
            <text:p>4701.4126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702.133" calcext:value-type="float">
            <text:p>4702.1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702.853" calcext:value-type="float">
            <text:p>4702.85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703.573" calcext:value-type="float">
            <text:p>4703.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705.0137" calcext:value-type="float">
            <text:p>4705.01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706.454" calcext:value-type="float">
            <text:p>4706.45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707.8945" calcext:value-type="float">
            <text:p>4707.894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708.6147" calcext:value-type="float">
            <text:p>4708.61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709.335" calcext:value-type="float">
            <text:p>4709.33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710.055" calcext:value-type="float">
            <text:p>4710.055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711.4956" calcext:value-type="float">
            <text:p>4711.4956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712.936" calcext:value-type="float">
            <text:p>4712.93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714.3765" calcext:value-type="float">
            <text:p>4714.37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715.817" calcext:value-type="float">
            <text:p>4715.81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717.2573" calcext:value-type="float">
            <text:p>4717.2573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718.6978" calcext:value-type="float">
            <text:p>4718.6978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720.138" calcext:value-type="float">
            <text:p>4720.13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721.5786" calcext:value-type="float">
            <text:p>4721.578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723.019" calcext:value-type="float">
            <text:p>4723.019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724.4595" calcext:value-type="float">
            <text:p>4724.459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725.9" calcext:value-type="float">
            <text:p>4725.9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727.3403" calcext:value-type="float">
            <text:p>4727.340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728.781" calcext:value-type="float">
            <text:p>4728.78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730.221" calcext:value-type="float">
            <text:p>4730.22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753.5244" calcext:value-type="float">
            <text:p>4753.524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776.8276" calcext:value-type="float">
            <text:p>4776.8276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800.131" calcext:value-type="float">
            <text:p>4800.13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823.434" calcext:value-type="float">
            <text:p>4823.43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846.7373" calcext:value-type="float">
            <text:p>4846.737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869.3203" calcext:value-type="float">
            <text:p>4869.320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891.9033" calcext:value-type="float">
            <text:p>4891.903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914.4863" calcext:value-type="float">
            <text:p>4914.4863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937.0693" calcext:value-type="float">
            <text:p>4937.069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959.6523" calcext:value-type="float">
            <text:p>4959.6523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982.2354" calcext:value-type="float">
            <text:p>4982.2354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004.8184" calcext:value-type="float">
            <text:p>5004.8184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005.5386" calcext:value-type="float">
            <text:p>5005.5386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006.259" calcext:value-type="float">
            <text:p>5006.25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006.979" calcext:value-type="float">
            <text:p>5006.979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007.699" calcext:value-type="float">
            <text:p>5007.699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008.4194" calcext:value-type="float">
            <text:p>5008.4194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009.1396" calcext:value-type="float">
            <text:p>5009.139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031.7227" calcext:value-type="float">
            <text:p>5031.722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032.443" calcext:value-type="float">
            <text:p>5032.44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033.163" calcext:value-type="float">
            <text:p>5033.1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033.8833" calcext:value-type="float">
            <text:p>5033.883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034.6035" calcext:value-type="float">
            <text:p>5034.603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035.3237" calcext:value-type="float">
            <text:p>5035.323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36.764" calcext:value-type="float">
            <text:p>5036.7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038.925" calcext:value-type="float">
            <text:p>5038.92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040.365" calcext:value-type="float">
            <text:p>5040.36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041.8057" calcext:value-type="float">
            <text:p>5041.805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043.246" calcext:value-type="float">
            <text:p>5043.24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044.6865" calcext:value-type="float">
            <text:p>5044.686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046.127" calcext:value-type="float">
            <text:p>5046.12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047.5674" calcext:value-type="float">
            <text:p>5047.5674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049.728" calcext:value-type="float">
            <text:p>5049.728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051.1685" calcext:value-type="float">
            <text:p>5051.168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052.609" calcext:value-type="float">
            <text:p>5052.609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054.0493" calcext:value-type="float">
            <text:p>5054.0493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055.4897" calcext:value-type="float">
            <text:p>5055.489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078.793" calcext:value-type="float">
            <text:p>5078.79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102.096" calcext:value-type="float">
            <text:p>5102.09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125.3994" calcext:value-type="float">
            <text:p>5125.3994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148.7026" calcext:value-type="float">
            <text:p>5148.702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172.006" calcext:value-type="float">
            <text:p>5172.00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195.309" calcext:value-type="float">
            <text:p>5195.30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196.0293" calcext:value-type="float">
            <text:p>5196.029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196.7495" calcext:value-type="float">
            <text:p>5196.74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197.4697" calcext:value-type="float">
            <text:p>5197.469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198.19" calcext:value-type="float">
            <text:p>5198.1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198.91" calcext:value-type="float">
            <text:p>5198.9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199.6304" calcext:value-type="float">
            <text:p>5199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00.3506" calcext:value-type="float">
            <text:p>5200.3506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01.071" calcext:value-type="float">
            <text:p>5201.0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23.654" calcext:value-type="float">
            <text:p>5223.65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46.237" calcext:value-type="float">
            <text:p>5246.23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268.82" calcext:value-type="float">
            <text:p>5268.82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291.403" calcext:value-type="float">
            <text:p>5291.403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13.986" calcext:value-type="float">
            <text:p>5313.986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36.569" calcext:value-type="float">
            <text:p>5336.569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81.0146" calcext:value-type="float">
            <text:p>5381.0146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403.5977" calcext:value-type="float">
            <text:p>5403.597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426.1807" calcext:value-type="float">
            <text:p>5426.180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427.621" calcext:value-type="float">
            <text:p>5427.62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450.9243" calcext:value-type="float">
            <text:p>5450.9243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474.2275" calcext:value-type="float">
            <text:p>5474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475.668" calcext:value-type="float">
            <text:p>5475.66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477.1084" calcext:value-type="float">
            <text:p>5477.108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477.8286" calcext:value-type="float">
            <text:p>5477.8286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478.549" calcext:value-type="float">
            <text:p>5478.549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479.269" calcext:value-type="float">
            <text:p>5479.269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479.9893" calcext:value-type="float">
            <text:p>5479.989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480.7095" calcext:value-type="float">
            <text:p>5480.7095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482.15" calcext:value-type="float">
            <text:p>5482.1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483.5903" calcext:value-type="float">
            <text:p>5483.5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485.031" calcext:value-type="float">
            <text:p>5485.031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486.471" calcext:value-type="float">
            <text:p>5486.47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487.9116" calcext:value-type="float">
            <text:p>5487.911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489.352" calcext:value-type="float">
            <text:p>5489.352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490.7925" calcext:value-type="float">
            <text:p>5490.79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492.233" calcext:value-type="float">
            <text:p>5492.23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492.953" calcext:value-type="float">
            <text:p>5492.9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493.6733" calcext:value-type="float">
            <text:p>5493.673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494.3936" calcext:value-type="float">
            <text:p>5494.3936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495.114" calcext:value-type="float">
            <text:p>5495.1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495.834" calcext:value-type="float">
            <text:p>5495.83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496.554" calcext:value-type="float">
            <text:p>5496.55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497.2744" calcext:value-type="float">
            <text:p>5497.2744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498.715" calcext:value-type="float">
            <text:p>5498.715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500.1553" calcext:value-type="float">
            <text:p>5500.155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501.5957" calcext:value-type="float">
            <text:p>5501.595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503.036" calcext:value-type="float">
            <text:p>5503.03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504.4766" calcext:value-type="float">
            <text:p>5504.476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505.917" calcext:value-type="float">
            <text:p>5505.91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507.3574" calcext:value-type="float">
            <text:p>5507.357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508.0776" calcext:value-type="float">
            <text:p>5508.077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508.798" calcext:value-type="float">
            <text:p>5508.79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510.9585" calcext:value-type="float">
            <text:p>5510.9585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513.119" calcext:value-type="float">
            <text:p>5513.119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515.28" calcext:value-type="float">
            <text:p>5515.28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517.4404" calcext:value-type="float">
            <text:p>5517.4404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519.601" calcext:value-type="float">
            <text:p>5519.60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21.7617" calcext:value-type="float">
            <text:p>5521.761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523.9224" calcext:value-type="float">
            <text:p>5523.9224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525.363" calcext:value-type="float">
            <text:p>5525.36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526.803" calcext:value-type="float">
            <text:p>5526.803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528.2437" calcext:value-type="float">
            <text:p>5528.243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529.684" calcext:value-type="float">
            <text:p>5529.6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531.1245" calcext:value-type="float">
            <text:p>5531.124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532.565" calcext:value-type="float">
            <text:p>5532.565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534.0054" calcext:value-type="float">
            <text:p>5534.0054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535.446" calcext:value-type="float">
            <text:p>5535.44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558.749" calcext:value-type="float">
            <text:p>5558.74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582.0522" calcext:value-type="float">
            <text:p>5582.052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605.3555" calcext:value-type="float">
            <text:p>5605.355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628.6587" calcext:value-type="float">
            <text:p>5628.6587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651.962" calcext:value-type="float">
            <text:p>5651.96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675.265" calcext:value-type="float">
            <text:p>5675.26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698.5684" calcext:value-type="float">
            <text:p>5698.5684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721.8716" calcext:value-type="float">
            <text:p>5721.871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745.895" calcext:value-type="float">
            <text:p>5745.8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748.0557" calcext:value-type="float">
            <text:p>5748.0557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750.2163" calcext:value-type="float">
            <text:p>5750.2163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752.377" calcext:value-type="float">
            <text:p>5752.37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753.8174" calcext:value-type="float">
            <text:p>5753.817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755.978" calcext:value-type="float">
            <text:p>5755.978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758.1387" calcext:value-type="float">
            <text:p>5758.138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760.2993" calcext:value-type="float">
            <text:p>5760.299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762.46" calcext:value-type="float">
            <text:p>5762.4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764.6206" calcext:value-type="float">
            <text:p>5764.6206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766.7813" calcext:value-type="float">
            <text:p>5766.781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768.942" calcext:value-type="float">
            <text:p>5768.94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771.1025" calcext:value-type="float">
            <text:p>5771.102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773.263" calcext:value-type="float">
            <text:p>5773.263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796.5664" calcext:value-type="float">
            <text:p>5796.5664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819.8696" calcext:value-type="float">
            <text:p>5819.869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821.31" calcext:value-type="float">
            <text:p>5821.3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822.7505" calcext:value-type="float">
            <text:p>5822.750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824.191" calcext:value-type="float">
            <text:p>5824.19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825.6313" calcext:value-type="float">
            <text:p>5825.6313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827.072" calcext:value-type="float">
            <text:p>5827.072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828.512" calcext:value-type="float">
            <text:p>5828.5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830.673" calcext:value-type="float">
            <text:p>5830.673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832.8335" calcext:value-type="float">
            <text:p>5832.8335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834.994" calcext:value-type="float">
            <text:p>5834.994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837.155" calcext:value-type="float">
            <text:p>5837.15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861.178" calcext:value-type="float">
            <text:p>5861.17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863.339" calcext:value-type="float">
            <text:p>5863.339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865.4995" calcext:value-type="float">
            <text:p>5865.49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867.66" calcext:value-type="float">
            <text:p>5867.66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890.9634" calcext:value-type="float">
            <text:p>5890.963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914.2666" calcext:value-type="float">
            <text:p>5914.26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936.8496" calcext:value-type="float">
            <text:p>5936.8496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937.57" calcext:value-type="float">
            <text:p>5937.5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938.29" calcext:value-type="float">
            <text:p>5938.29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939.0103" calcext:value-type="float">
            <text:p>5939.010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939.7305" calcext:value-type="float">
            <text:p>5939.73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940.4507" calcext:value-type="float">
            <text:p>5940.4507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941.171" calcext:value-type="float">
            <text:p>5941.171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942.6113" calcext:value-type="float">
            <text:p>5942.611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944.052" calcext:value-type="float">
            <text:p>5944.052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944.772" calcext:value-type="float">
            <text:p>5944.7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945.492" calcext:value-type="float">
            <text:p>5945.492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968.075" calcext:value-type="float">
            <text:p>5968.07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990.658" calcext:value-type="float">
            <text:p>5990.658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991.3784" calcext:value-type="float">
            <text:p>5991.3784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992.0986" calcext:value-type="float">
            <text:p>5992.098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992.819" calcext:value-type="float">
            <text:p>5992.819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993.539" calcext:value-type="float">
            <text:p>5993.539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994.9795" calcext:value-type="float">
            <text:p>5994.97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996.42" calcext:value-type="float">
            <text:p>5996.42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997.8604" calcext:value-type="float">
            <text:p>5997.860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999.301" calcext:value-type="float">
            <text:p>5999.3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00.741" calcext:value-type="float">
            <text:p>6000.7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02.1816" calcext:value-type="float">
            <text:p>6002.181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03.622" calcext:value-type="float">
            <text:p>6003.6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05.7827" calcext:value-type="float">
            <text:p>6005.7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7.9434" calcext:value-type="float">
            <text:p>6007.9434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31.967" calcext:value-type="float">
            <text:p>6031.967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34.1274" calcext:value-type="float">
            <text:p>6034.127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35.568" calcext:value-type="float">
            <text:p>6035.568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37.0083" calcext:value-type="float">
            <text:p>6037.00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38.4487" calcext:value-type="float">
            <text:p>6038.44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40.6094" calcext:value-type="float">
            <text:p>6040.609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43.49" calcext:value-type="float">
            <text:p>6043.49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46.371" calcext:value-type="float">
            <text:p>6046.371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49.252" calcext:value-type="float">
            <text:p>6049.25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52.133" calcext:value-type="float">
            <text:p>6052.133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55.0137" calcext:value-type="float">
            <text:p>6055.0137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57.8945" calcext:value-type="float">
            <text:p>6057.894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60.055" calcext:value-type="float">
            <text:p>6060.055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62.216" calcext:value-type="float">
            <text:p>6062.21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63.6563" calcext:value-type="float">
            <text:p>6063.6563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65.817" calcext:value-type="float">
            <text:p>6065.81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67.9775" calcext:value-type="float">
            <text:p>6067.977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70.138" calcext:value-type="float">
            <text:p>6070.13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72.299" calcext:value-type="float">
            <text:p>6072.299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74.4595" calcext:value-type="float">
            <text:p>6074.45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75.9" calcext:value-type="float">
            <text:p>6075.9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77.3403" calcext:value-type="float">
            <text:p>6077.340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78.781" calcext:value-type="float">
            <text:p>6078.781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79.501" calcext:value-type="float">
            <text:p>6079.5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80.221" calcext:value-type="float">
            <text:p>6080.221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80.9414" calcext:value-type="float">
            <text:p>6080.9414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103.5244" calcext:value-type="float">
            <text:p>6103.524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125.387" calcext:value-type="float">
            <text:p>6125.38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169.113" calcext:value-type="float">
            <text:p>6169.113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234.701" calcext:value-type="float">
            <text:p>6234.70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256.564" calcext:value-type="float">
            <text:p>6256.56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279.147" calcext:value-type="float">
            <text:p>6279.14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279.867" calcext:value-type="float">
            <text:p>6279.867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6303.1704" calcext:value-type="float">
            <text:p>6303.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5:45:00.852189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5:45:41.443112270</dc:date>
    <meta:editing-duration>PT45M19S</meta:editing-duration>
    <meta:editing-cycles>6</meta:editing-cycles>
    <meta:generator>LibreOffice/24.2.1.2$Linux_X86_64 LibreOffice_project/420$Build-2</meta:generator>
    <meta:document-statistic meta:table-count="5" meta:cell-count="8019" meta:object-count="0"/>
  </office:meta>
</office:document-meta>
</file>